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586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551cm"/>
    </style:style>
    <style:style style:name="co9" style:family="table-column">
      <style:table-column-properties fo:break-before="auto" style:column-width="3.1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00ae00"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10">
      <style:table-cell-properties fo:border-bottom="none" fo:background-color="#e6e6e6" fo:border-left="0.002cm solid #000000" fo:border-right="none" fo:border-top="0.002cm solid #000000"/>
      <style:text-properties fo:font-weight="bold" style:font-weight-asian="bold" style:font-weight-complex="bold"/>
    </style:style>
    <style:style style:name="ce9" style:family="table-cell" style:parent-style-name="Default" style:data-style-name="N110"/>
    <style:style style:name="ce10" style:family="table-cell" style:parent-style-name="Default" style:data-style-name="N112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e6e6e6" fo:border-left="none" fo:border-right="none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 style:data-style-name="N108">
      <style:table-cell-properties fo:background-color="#e6e6e6"/>
    </style:style>
    <style:style style:name="ce17" style:family="table-cell" style:parent-style-name="Default">
      <style:table-cell-properties fo:border-bottom="none" fo:background-color="#e6e6e6" fo:border-left="none" fo:border-right="0.002cm solid #000000" fo:border-top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fo:border-bottom="none" fo:background-color="#e6e6e6" fo:border-left="none" fo:border-right="0.002cm solid #000000" fo:border-top="none"/>
    </style:style>
    <style:style style:name="ce19" style:family="table-cell" style:parent-style-name="Default" style:data-style-name="N110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112">
      <style:table-cell-properties fo:background-color="transparent" fo:border="0.002cm solid #000000"/>
    </style:style>
    <style:style style:name="ce22" style:family="table-cell" style:parent-style-name="Default" style:data-style-name="N1">
      <style:table-cell-properties fo:background-color="#e6e6e6" fo:border="0.002cm solid #000000"/>
    </style:style>
    <style:style style:name="ce23" style:family="table-cell" style:parent-style-name="Default">
      <style:text-properties fo:color="#ff0000"/>
    </style:style>
    <style:style style:name="ce24" style:family="table-cell" style:parent-style-name="Default" style:data-style-name="N112">
      <style:table-cell-properties fo:border-bottom="0.002cm solid #000000" fo:border-left="0.002cm solid #000000" fo:border-right="none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fo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3x3x3x3</text:p>
          </table:table-cell>
          <table:table-cell table:style-name="ce1" office:value-type="string">
            <text:p>Sing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4K</text:p>
          </table:table-cell>
          <table:table-cell table:number-columns-repeated="6"/>
          <table:table-cell table:style-name="ce1" office:value-type="string">
            <text:p>3x3x3x3-m</text:p>
          </table:table-cell>
          <table:table-cell table:style-name="ce1" office:value-type="string">
            <text:p>Sing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6K</text:p>
          </table:table-cell>
          <table:table-cell/>
          <table:table-cell table:style-name="ce1" office:value-type="string">
            <text:p>8-6-6-6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MC:1000</text:p>
          </table:table-cell>
          <table:table-cell table:style-name="ce1" office:value-type="string">
            <text:p>&gt;0 leaves: </text:p>
          </table:table-cell>
          <table:table-cell table:style-name="ce1" office:value-type="string">
            <text:p>1600K</text:p>
          </table:table-cell>
        </table:table-row>
        <table:table-row table:style-name="ro2"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</table:table-row>
        <table:table-row table:style-name="ro2">
          <table:table-cell table:style-name="ce2" office:value-type="float" office:value="0.022">
            <text:p>0,022</text:p>
          </table:table-cell>
          <table:table-cell table:style-name="ce3" office:value-type="float" office:value="-60.9">
            <text:p>-60,9</text:p>
          </table:table-cell>
          <table:table-cell table:style-name="ce3" office:value-type="float" office:value="-149.5">
            <text:p>-149,5</text:p>
          </table:table-cell>
          <table:table-cell table:formula="of:=([.B3]+[.C3])/2" office:value-type="float" office:value="-105.2">
            <text:p>-105,2</text:p>
          </table:table-cell>
          <table:table-cell office:value-type="float" office:value="366000">
            <text:p>366000</text:p>
          </table:table-cell>
          <table:table-cell>
            <draw:frame table:end-cell-address="fo2.K17" table:end-x="0.614cm" table:end-y="0.267cm" draw:z-index="0" draw:style-name="gr1" svg:width="11.263cm" svg:height="6.159cm" svg:x="0.642cm" svg:y="0.135cm">
              <draw:object draw:notify-on-update-of-ranges="fo2.A11:fo2.A16 fo2.D10:fo2.D10 fo2.D11:fo2.D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float" office:value="0.078">
            <text:p>0,078</text:p>
          </table:table-cell>
          <table:table-cell office:value-type="float" office:value="-8.04">
            <text:p>-8,0</text:p>
          </table:table-cell>
          <table:table-cell office:value-type="float" office:value="-201.47">
            <text:p>-201,5</text:p>
          </table:table-cell>
          <table:table-cell table:style-name="ce3" table:formula="of:=([.M3]+[.N3])/2" office:value-type="float" office:value="-104.755">
            <text:p>-104,8</text:p>
          </table:table-cell>
          <table:table-cell office:value-type="float" office:value="204000">
            <text:p>204000</text:p>
          </table:table-cell>
          <table:table-cell/>
          <table:table-cell table:style-name="ce2" office:value-type="float" office:value="0.09">
            <text:p>0,090</text:p>
          </table:table-cell>
          <table:table-cell table:style-name="ce3" office:value-type="float" office:value="36.43">
            <text:p>36,4</text:p>
          </table:table-cell>
          <table:table-cell table:style-name="ce3" office:value-type="float" office:value="-114.26">
            <text:p>-114,3</text:p>
          </table:table-cell>
          <table:table-cell table:formula="of:=([.S3]+[.T3])/2" office:value-type="float" office:value="-38.915">
            <text:p>-38,92</text:p>
          </table:table-cell>
          <table:table-cell office:value-type="float" office:value="200000">
            <text:p>200000</text:p>
          </table:table-cell>
        </table:table-row>
        <table:table-row table:style-name="ro2">
          <table:table-cell table:style-name="ce2" office:value-type="float" office:value="0.017">
            <text:p>0,017</text:p>
          </table:table-cell>
          <table:table-cell table:style-name="ce3" office:value-type="float" office:value="-41.09">
            <text:p>-41,1</text:p>
          </table:table-cell>
          <table:table-cell table:style-name="ce3" office:value-type="float" office:value="-174.2">
            <text:p>-174,2</text:p>
          </table:table-cell>
          <table:table-cell table:formula="of:=([.B4]+[.C4])/2" office:value-type="float" office:value="-107.645">
            <text:p>-107,65</text:p>
          </table:table-cell>
          <table:table-cell office:value-type="float" office:value="336000">
            <text:p>336000</text:p>
          </table:table-cell>
          <table:table-cell table:number-columns-repeated="6"/>
          <table:table-cell office:value-type="float" office:value="0.04">
            <text:p>0,040</text:p>
          </table:table-cell>
          <table:table-cell office:value-type="float" office:value="12.3">
            <text:p>12,3</text:p>
          </table:table-cell>
          <table:table-cell office:value-type="float" office:value="-179.71">
            <text:p>-179,7</text:p>
          </table:table-cell>
          <table:table-cell table:style-name="ce3" table:formula="of:=([.M4]+[.N4])/2" office:value-type="float" office:value="-83.705">
            <text:p>-83,7</text:p>
          </table:table-cell>
          <table:table-cell office:value-type="float" office:value="228000">
            <text:p>228000</text:p>
          </table:table-cell>
          <table:table-cell/>
          <table:table-cell table:style-name="ce2" office:value-type="float" office:value="0.074">
            <text:p>0,074</text:p>
          </table:table-cell>
          <table:table-cell table:style-name="ce3" office:value-type="float" office:value="26.6">
            <text:p>26,6</text:p>
          </table:table-cell>
          <table:table-cell table:style-name="ce3" office:value-type="float" office:value="-126.59">
            <text:p>-126,6</text:p>
          </table:table-cell>
          <table:table-cell table:style-name="ce6" table:formula="of:=([.S4]+[.T4])/2" office:value-type="float" office:value="-49.995">
            <text:p>-50,00</text:p>
          </table:table-cell>
          <table:table-cell office:value-type="float" office:value="320000">
            <text:p>320000</text:p>
          </table:table-cell>
        </table:table-row>
        <table:table-row table:style-name="ro2">
          <table:table-cell table:number-columns-repeated="11"/>
          <table:table-cell office:value-type="float" office:value="0.022">
            <text:p>0,022</text:p>
          </table:table-cell>
          <table:table-cell office:value-type="float" office:value="-18.72">
            <text:p>-18,7</text:p>
          </table:table-cell>
          <table:table-cell office:value-type="float" office:value="-161.66">
            <text:p>-161,7</text:p>
          </table:table-cell>
          <table:table-cell table:style-name="ce3" table:formula="of:=([.M5]+[.N5])/2" office:value-type="float" office:value="-90.19">
            <text:p>-90,2</text:p>
          </table:table-cell>
          <table:table-cell office:value-type="float" office:value="284000">
            <text:p>284000</text:p>
          </table:table-cell>
          <table:table-cell/>
          <table:table-cell table:style-name="ce2" office:value-type="float" office:value="0.06">
            <text:p>0,060</text:p>
          </table:table-cell>
          <table:table-cell table:style-name="ce3" office:value-type="float" office:value="36.42">
            <text:p>36,4</text:p>
          </table:table-cell>
          <table:table-cell table:style-name="ce3" office:value-type="float" office:value="-130.87">
            <text:p>-130,9</text:p>
          </table:table-cell>
          <table:table-cell table:formula="of:=([.S5]+[.T5])/2" office:value-type="float" office:value="-47.225">
            <text:p>-47,23</text:p>
          </table:table-cell>
          <table:table-cell office:value-type="float" office:value="210000">
            <text:p>210000</text:p>
          </table:table-cell>
        </table:table-row>
        <table:table-row table:style-name="ro2">
          <table:table-cell table:number-columns-repeated="11"/>
          <table:table-cell office:value-type="float" office:value="0.013">
            <text:p>0,013</text:p>
          </table:table-cell>
          <table:table-cell office:value-type="float" office:value="-16.25">
            <text:p>-16,3</text:p>
          </table:table-cell>
          <table:table-cell office:value-type="float" office:value="-154.69">
            <text:p>-154,7</text:p>
          </table:table-cell>
          <table:table-cell table:style-name="ce3" table:formula="of:=([.M6]+[.N6])/2" office:value-type="float" office:value="-85.47">
            <text:p>-85,5</text:p>
          </table:table-cell>
          <table:table-cell office:value-type="float" office:value="248000">
            <text:p>248000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10"/>
          <table:table-cell table:style-name="ce2"/>
          <table:table-cell/>
          <table:table-cell table:style-name="ce2" table:number-columns-repeated="2"/>
          <table:table-cell table:style-name="ce3"/>
          <table:table-cell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10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1" office:value-type="string">
            <text:p>8-6-6-6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MC:4000</text:p>
          </table:table-cell>
          <table:table-cell table:style-name="ce1" office:value-type="string">
            <text:p>&gt;0 leaves: </text:p>
          </table:table-cell>
          <table:table-cell table:style-name="ce1" office:value-type="string">
            <text:p>1900K</text:p>
          </table:table-cell>
        </table:table-row>
        <table:table-row table:style-name="ro2">
          <table:table-cell table:style-name="ce1" office:value-type="string">
            <text:p>4x4x4x4</text:p>
          </table:table-cell>
          <table:table-cell table:style-name="ce1" office:value-type="string">
            <text:p>Sing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26K</text:p>
          </table:table-cell>
          <table:table-cell table:number-columns-repeated="6"/>
          <table:table-cell table:style-name="Default" table:number-columns-repeated="3"/>
          <table:table-cell table:number-columns-repeated="3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</table:table-row>
        <table:table-row table:style-name="ro2"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  <table:table-cell table:style-name="Default" table:number-columns-repeated="3"/>
          <table:table-cell table:number-columns-repeated="3"/>
          <table:table-cell table:style-name="ce2" office:value-type="float" office:value="0.09">
            <text:p>0,090</text:p>
          </table:table-cell>
          <table:table-cell table:style-name="ce3" office:value-type="float" office:value="12.59">
            <text:p>12,6</text:p>
          </table:table-cell>
          <table:table-cell table:style-name="ce3" office:value-type="float" office:value="-136.31">
            <text:p>-136,3</text:p>
          </table:table-cell>
          <table:table-cell table:formula="of:=([.S10]+[.T10])/2" office:value-type="float" office:value="-61.86">
            <text:p>-61,86</text:p>
          </table:table-cell>
          <table:table-cell office:value-type="float" office:value="322000">
            <text:p>322000</text:p>
          </table:table-cell>
        </table:table-row>
        <table:table-row table:style-name="ro2">
          <table:table-cell table:style-name="ce2" office:value-type="float" office:value="0.35">
            <text:p>0,350</text:p>
          </table:table-cell>
          <table:table-cell table:style-name="ce3" office:value-type="float" office:value="-101">
            <text:p>-101,0</text:p>
          </table:table-cell>
          <table:table-cell table:style-name="ce3" office:value-type="float" office:value="-220.71">
            <text:p>-220,7</text:p>
          </table:table-cell>
          <table:table-cell table:style-name="ce3" table:formula="of:=([.B11]+[.C11])/2" office:value-type="float" office:value="-160.855">
            <text:p>-160,9</text:p>
          </table:table-cell>
          <table:table-cell office:value-type="float" office:value="52000">
            <text:p>52000</text:p>
          </table:table-cell>
          <table:table-cell table:number-columns-repeated="6"/>
          <table:table-cell table:style-name="Default" table:number-columns-repeated="3"/>
          <table:table-cell table:number-columns-repeated="3"/>
          <table:table-cell table:style-name="ce2" office:value-type="float" office:value="0.074">
            <text:p>0,074</text:p>
          </table:table-cell>
          <table:table-cell table:number-columns-repeated="2" table:style-name="ce3"/>
          <table:table-cell table:style-name="ce6" table:formula="of:=([.S11]+[.T11])/2" office:value-type="float" office:value="0">
            <text:p>0,00</text:p>
          </table:table-cell>
          <table:table-cell office:value-type="float" office:value="320000">
            <text:p>320000</text:p>
          </table:table-cell>
        </table:table-row>
        <table:table-row table:style-name="ro2">
          <table:table-cell table:style-name="ce2" office:value-type="float" office:value="0.14">
            <text:p>0,140</text:p>
          </table:table-cell>
          <table:table-cell table:style-name="ce3" office:value-type="float" office:value="-55">
            <text:p>-55,0</text:p>
          </table:table-cell>
          <table:table-cell table:style-name="ce3" office:value-type="float" office:value="-159">
            <text:p>-159,0</text:p>
          </table:table-cell>
          <table:table-cell table:style-name="ce3" table:formula="of:=([.B12]+[.C12])/2" office:value-type="float" office:value="-107">
            <text:p>-107,0</text:p>
          </table:table-cell>
          <table:table-cell office:value-type="float" office:value="196000">
            <text:p>196000</text:p>
          </table:table-cell>
          <table:table-cell table:number-columns-repeated="6"/>
          <table:table-cell table:style-name="Default" table:number-columns-repeated="3"/>
          <table:table-cell table:number-columns-repeated="3"/>
          <table:table-cell table:style-name="ce2" office:value-type="float" office:value="0.06">
            <text:p>0,060</text:p>
          </table:table-cell>
          <table:table-cell table:number-columns-repeated="2" table:style-name="ce3"/>
          <table:table-cell table:formula="of:=([.S12]+[.T12])/2" office:value-type="float" office:value="0">
            <text:p>0</text:p>
          </table:table-cell>
          <table:table-cell office:value-type="float" office:value="210000">
            <text:p>210000</text:p>
          </table:table-cell>
        </table:table-row>
        <table:table-row table:style-name="ro2">
          <table:table-cell table:style-name="ce2" office:value-type="float" office:value="0.057">
            <text:p>0,057</text:p>
          </table:table-cell>
          <table:table-cell table:style-name="ce3" office:value-type="float" office:value="-24.94">
            <text:p>-24,9</text:p>
          </table:table-cell>
          <table:table-cell table:style-name="ce3" office:value-type="float" office:value="-128.49">
            <text:p>-128,5</text:p>
          </table:table-cell>
          <table:table-cell table:style-name="ce3" table:formula="of:=([.B13]+[.C13])/2" office:value-type="float" office:value="-76.715">
            <text:p>-76,7</text:p>
          </table:table-cell>
          <table:table-cell office:value-type="float" office:value="142000">
            <text:p>142000</text:p>
          </table:table-cell>
          <table:table-cell table:number-columns-repeated="6"/>
          <table:table-cell table:style-name="ce1" office:value-type="string">
            <text:p>5x5x5x5-m</text:p>
          </table:table-cell>
          <table:table-cell table:style-name="ce1" office:value-type="string">
            <text:p>Sing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320K</text:p>
          </table:table-cell>
          <table:table-cell table:number-columns-repeated="6"/>
        </table:table-row>
        <table:table-row table:style-name="ro2">
          <table:table-cell table:style-name="ce2" office:value-type="float" office:value="0.045">
            <text:p>0,045</text:p>
          </table:table-cell>
          <table:table-cell table:style-name="ce3" office:value-type="float" office:value="-36.8">
            <text:p>-36,8</text:p>
          </table:table-cell>
          <table:table-cell table:style-name="ce3" office:value-type="float" office:value="-120.34">
            <text:p>-120,3</text:p>
          </table:table-cell>
          <table:table-cell table:style-name="ce3" table:formula="of:=([.B14]+[.C14])/2" office:value-type="float" office:value="-78.57">
            <text:p>-78,6</text:p>
          </table:table-cell>
          <table:table-cell office:value-type="float" office:value="268000">
            <text:p>268000</text:p>
          </table:table-cell>
          <table:table-cell table:number-columns-repeated="6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</table:table-row>
        <table:table-row table:style-name="ro2">
          <table:table-cell table:style-name="ce2" office:value-type="float" office:value="0.034">
            <text:p>0,034</text:p>
          </table:table-cell>
          <table:table-cell table:style-name="ce3" office:value-type="float" office:value="-28.96">
            <text:p>-29,0</text:p>
          </table:table-cell>
          <table:table-cell table:style-name="ce3" office:value-type="float" office:value="-140.15">
            <text:p>-140,2</text:p>
          </table:table-cell>
          <table:table-cell table:style-name="ce3" table:formula="of:=([.B15]+[.C15])/2" office:value-type="float" office:value="-84.555">
            <text:p>-84,6</text:p>
          </table:table-cell>
          <table:table-cell office:value-type="float" office:value="284000">
            <text:p>284000</text:p>
          </table:table-cell>
          <table:table-cell table:number-columns-repeated="6"/>
          <table:table-cell office:value-type="float" office:value="0.3">
            <text:p>0,300</text:p>
          </table:table-cell>
          <table:table-cell office:value-type="float" office:value="-61.7">
            <text:p>-61,7</text:p>
          </table:table-cell>
          <table:table-cell office:value-type="float" office:value="-159">
            <text:p>-159,0</text:p>
          </table:table-cell>
          <table:table-cell table:formula="of:=([.M15]+[.N15])/2" office:value-type="float" office:value="-110.35">
            <text:p>-110,35</text:p>
          </table:table-cell>
          <table:table-cell office:value-type="float" office:value="148000">
            <text:p>148000</text:p>
          </table:table-cell>
          <table:table-cell table:number-columns-repeated="6"/>
        </table:table-row>
        <table:table-row table:style-name="ro2">
          <table:table-cell table:style-name="ce2" office:value-type="float" office:value="0.031">
            <text:p>0,031</text:p>
          </table:table-cell>
          <table:table-cell table:style-name="ce4" office:value-type="float" office:value="-16.9">
            <text:p>-16,9</text:p>
          </table:table-cell>
          <table:table-cell table:style-name="ce3" office:value-type="float" office:value="-139.25">
            <text:p>-139,3</text:p>
          </table:table-cell>
          <table:table-cell table:style-name="ce3" table:formula="of:=([.B16]+[.C16])/2" office:value-type="float" office:value="-78.075">
            <text:p>-78,1</text:p>
          </table:table-cell>
          <table:table-cell office:value-type="float" office:value="232000">
            <text:p>232000</text:p>
          </table:table-cell>
          <table:table-cell table:number-columns-repeated="6"/>
          <table:table-cell office:value-type="float" office:value="0.188">
            <text:p>0,188</text:p>
          </table:table-cell>
          <table:table-cell office:value-type="float" office:value="-10.3">
            <text:p>-10,3</text:p>
          </table:table-cell>
          <table:table-cell office:value-type="float" office:value="-170.8">
            <text:p>-170,8</text:p>
          </table:table-cell>
          <table:table-cell table:formula="of:=([.M16]+[.N16])/2" office:value-type="float" office:value="-90.55">
            <text:p>-90,55</text:p>
          </table:table-cell>
          <table:table-cell office:value-type="float" office:value="210000">
            <text:p>210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118">
            <text:p>0,118</text:p>
          </table:table-cell>
          <table:table-cell office:value-type="float" office:value="0.4">
            <text:p>0,4</text:p>
          </table:table-cell>
          <table:table-cell office:value-type="float" office:value="-128.6">
            <text:p>-128,6</text:p>
          </table:table-cell>
          <table:table-cell table:formula="of:=([.M17]+[.N17])/2" office:value-type="float" office:value="-64.1">
            <text:p>-64,1</text:p>
          </table:table-cell>
          <table:table-cell office:value-type="float" office:value="226000">
            <text:p>226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85">
            <text:p>0,085</text:p>
          </table:table-cell>
          <table:table-cell office:value-type="float" office:value="8.4">
            <text:p>8,4</text:p>
          </table:table-cell>
          <table:table-cell office:value-type="float" office:value="-142.7">
            <text:p>-142,7</text:p>
          </table:table-cell>
          <table:table-cell table:formula="of:=([.M18]+[.N18])/2" office:value-type="float" office:value="-67.15">
            <text:p>-67,15</text:p>
          </table:table-cell>
          <table:table-cell office:value-type="float" office:value="332000">
            <text:p>332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58">
            <text:p>0,058</text:p>
          </table:table-cell>
          <table:table-cell office:value-type="float" office:value="34.1">
            <text:p>34,1</text:p>
          </table:table-cell>
          <table:table-cell office:value-type="float" office:value="-131.3">
            <text:p>-131,3</text:p>
          </table:table-cell>
          <table:table-cell table:formula="of:=([.M19]+[.N19])/2" office:value-type="float" office:value="-48.6">
            <text:p>-48,6</text:p>
          </table:table-cell>
          <table:table-cell office:value-type="float" office:value="638000">
            <text:p>638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48">
            <text:p>0,048</text:p>
          </table:table-cell>
          <table:table-cell office:value-type="float" office:value="37.48">
            <text:p>37,5</text:p>
          </table:table-cell>
          <table:table-cell office:value-type="float" office:value="-131.84">
            <text:p>-131,8</text:p>
          </table:table-cell>
          <table:table-cell table:formula="of:=([.M20]+[.N20])/2" office:value-type="float" office:value="-47.18">
            <text:p>-47,18</text:p>
          </table:table-cell>
          <table:table-cell office:value-type="float" office:value="746000">
            <text:p>7460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5x5x5x5</text:p>
          </table:table-cell>
          <table:table-cell table:style-name="ce1" office:value-type="string">
            <text:p>Sing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120K</text:p>
          </table:table-cell>
          <table:table-cell table:number-columns-repeated="6"/>
          <table:table-cell office:value-type="float" office:value="0.036">
            <text:p>0,036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-107.6">
            <text:p>-107,6</text:p>
          </table:table-cell>
          <table:table-cell table:formula="of:=([.M21]+[.N21])/2" office:value-type="float" office:value="-47.8">
            <text:p>-47,8</text:p>
          </table:table-cell>
          <table:table-cell office:value-type="float" office:value="454000">
            <text:p>4540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2" office:value-type="float" office:value="0.306">
            <text:p>0,306</text:p>
          </table:table-cell>
          <table:table-cell table:style-name="ce4" office:value-type="float" office:value="-120">
            <text:p>-120,0</text:p>
          </table:table-cell>
          <table:table-cell table:style-name="ce3" office:value-type="float" office:value="-165.27">
            <text:p>-165,3</text:p>
          </table:table-cell>
          <table:table-cell table:style-name="ce3" table:formula="of:=([.B23]+[.C23])/2" office:value-type="float" office:value="-142.635">
            <text:p>-142,6</text:p>
          </table:table-cell>
          <table:table-cell office:value-type="float" office:value="52000">
            <text:p>52000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2" office:value-type="float" office:value="0.199">
            <text:p>0,199</text:p>
          </table:table-cell>
          <table:table-cell table:style-name="ce4" office:value-type="float" office:value="-43.46">
            <text:p>-43,5</text:p>
          </table:table-cell>
          <table:table-cell table:style-name="ce3" office:value-type="float" office:value="-141.21">
            <text:p>-141,2</text:p>
          </table:table-cell>
          <table:table-cell table:style-name="ce3" table:formula="of:=([.B24]+[.C24])/2" office:value-type="float" office:value="-92.335">
            <text:p>-92,3</text:p>
          </table:table-cell>
          <table:table-cell office:value-type="float" office:value="84000">
            <text:p>84000</text:p>
          </table:table-cell>
          <table:table-cell table:number-columns-repeated="6"/>
          <table:table-cell table:style-name="ce1" office:value-type="string">
            <text:p>5x5x5x5-m</text:p>
          </table:table-cell>
          <table:table-cell table:style-name="ce1" office:value-type="string">
            <text:p>Doub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320K</text:p>
          </table:table-cell>
          <table:table-cell table:number-columns-repeated="6"/>
        </table:table-row>
        <table:table-row table:style-name="ro2">
          <table:table-cell table:style-name="ce2" office:value-type="float" office:value="0.144">
            <text:p>0,144</text:p>
          </table:table-cell>
          <table:table-cell table:style-name="ce4" office:value-type="float" office:value="6.6">
            <text:p>6,6</text:p>
          </table:table-cell>
          <table:table-cell table:style-name="ce3" office:value-type="float" office:value="-161.7">
            <text:p>-161,7</text:p>
          </table:table-cell>
          <table:table-cell table:style-name="ce3" table:formula="of:=([.B25]+[.C25])/2" office:value-type="float" office:value="-77.55">
            <text:p>-77,6</text:p>
          </table:table-cell>
          <table:table-cell office:value-type="float" office:value="142000">
            <text:p>142000</text:p>
          </table:table-cell>
          <table:table-cell table:number-columns-repeated="6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</table:table-row>
        <table:table-row table:style-name="ro2">
          <table:table-cell table:style-name="ce2" office:value-type="float" office:value="0.1">
            <text:p>0,100</text:p>
          </table:table-cell>
          <table:table-cell table:style-name="ce4" office:value-type="float" office:value="0.68">
            <text:p>0,7</text:p>
          </table:table-cell>
          <table:table-cell table:style-name="ce3" office:value-type="float" office:value="-135.4">
            <text:p>-135,4</text:p>
          </table:table-cell>
          <table:table-cell table:style-name="ce3" table:formula="of:=([.B26]+[.C26])/2" office:value-type="float" office:value="-67.36">
            <text:p>-67,4</text:p>
          </table:table-cell>
          <table:table-cell office:value-type="float" office:value="264000">
            <text:p>264000</text:p>
          </table:table-cell>
          <table:table-cell table:number-columns-repeated="6"/>
          <table:table-cell office:value-type="float" office:value="0.098">
            <text:p>0,098</text:p>
          </table:table-cell>
          <table:table-cell office:value-type="float" office:value="26.42">
            <text:p>26,4</text:p>
          </table:table-cell>
          <table:table-cell office:value-type="float" office:value="-148.9">
            <text:p>-148,9</text:p>
          </table:table-cell>
          <table:table-cell table:formula="of:=([.M26]+[.N26])/2" office:value-type="float" office:value="-61.24">
            <text:p>-61,24</text:p>
          </table:table-cell>
          <table:table-cell office:value-type="float" office:value="278000">
            <text:p>278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69">
            <text:p>0,069</text:p>
          </table:table-cell>
          <table:table-cell office:value-type="float" office:value="41.33">
            <text:p>41,3</text:p>
          </table:table-cell>
          <table:table-cell office:value-type="float" office:value="-144">
            <text:p>-144,0</text:p>
          </table:table-cell>
          <table:table-cell table:formula="of:=([.M27]+[.N27])/2" office:value-type="float" office:value="-51.335">
            <text:p>-51,34</text:p>
          </table:table-cell>
          <table:table-cell office:value-type="float" office:value="190000">
            <text:p>190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42">
            <text:p>0,042</text:p>
          </table:table-cell>
          <table:table-cell office:value-type="float" office:value="47.7">
            <text:p>47,7</text:p>
          </table:table-cell>
          <table:table-cell office:value-type="float" office:value="-152.7">
            <text:p>-152,7</text:p>
          </table:table-cell>
          <table:table-cell table:formula="of:=([.M28]+[.N28])/2" office:value-type="float" office:value="-52.5">
            <text:p>-52,5</text:p>
          </table:table-cell>
          <table:table-cell office:value-type="float" office:value="206000">
            <text:p>206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3">
            <text:p>0,030</text:p>
          </table:table-cell>
          <table:table-cell office:value-type="float" office:value="22.43">
            <text:p>22,4</text:p>
          </table:table-cell>
          <table:table-cell office:value-type="float" office:value="-118.67">
            <text:p>-118,7</text:p>
          </table:table-cell>
          <table:table-cell table:formula="of:=([.M29]+[.N29])/2" office:value-type="float" office:value="-48.12">
            <text:p>-48,12</text:p>
          </table:table-cell>
          <table:table-cell office:value-type="float" office:value="184000">
            <text:p>184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23">
            <text:p>0,023</text:p>
          </table:table-cell>
          <table:table-cell office:value-type="float" office:value="50.6">
            <text:p>50,6</text:p>
          </table:table-cell>
          <table:table-cell office:value-type="float" office:value="-133.64">
            <text:p>-133,6</text:p>
          </table:table-cell>
          <table:table-cell table:formula="of:=([.M30]+[.N30])/2" office:value-type="float" office:value="-41.52">
            <text:p>-41,52</text:p>
          </table:table-cell>
          <table:table-cell office:value-type="float" office:value="312000">
            <text:p>312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16">
            <text:p>0,016</text:p>
          </table:table-cell>
          <table:table-cell office:value-type="float" office:value="24.41">
            <text:p>24,4</text:p>
          </table:table-cell>
          <table:table-cell office:value-type="float" office:value="-115.72">
            <text:p>-115,7</text:p>
          </table:table-cell>
          <table:table-cell table:formula="of:=([.M31]+[.N31])/2" office:value-type="float" office:value="-45.655">
            <text:p>-45,66</text:p>
          </table:table-cell>
          <table:table-cell office:value-type="float" office:value="282000">
            <text:p>282000</text:p>
          </table:table-cell>
          <table:table-cell table:number-columns-repeated="6"/>
        </table:table-row>
        <table:table-row table:style-name="ro2" table:number-rows-repeated="4">
          <table:table-cell table:number-columns-repeated="11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1"/>
          <table:table-cell table:style-name="ce1" office:value-type="string">
            <text:p>8x5x5x5-m</text:p>
          </table:table-cell>
          <table:table-cell table:style-name="ce1" office:value-type="string">
            <text:p>Doub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750K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97">
            <text:p>0,097</text:p>
          </table:table-cell>
          <table:table-cell office:value-type="float" office:value="25.7">
            <text:p>25,7</text:p>
          </table:table-cell>
          <table:table-cell office:value-type="float" office:value="-127.3">
            <text:p>-127,3</text:p>
          </table:table-cell>
          <table:table-cell table:formula="of:=([.M38]+[.N38])/2" office:value-type="float" office:value="-50.8">
            <text:p>-50,8</text:p>
          </table:table-cell>
          <table:table-cell office:value-type="float" office:value="208000">
            <text:p>208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63">
            <text:p>0,063</text:p>
          </table:table-cell>
          <table:table-cell office:value-type="float" office:value="29.64">
            <text:p>29,6</text:p>
          </table:table-cell>
          <table:table-cell office:value-type="float" office:value="-109.61">
            <text:p>-109,6</text:p>
          </table:table-cell>
          <table:table-cell table:formula="of:=([.M39]+[.N39])/2" office:value-type="float" office:value="-39.985">
            <text:p>-39,99</text:p>
          </table:table-cell>
          <table:table-cell office:value-type="float" office:value="256000">
            <text:p>256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36">
            <text:p>0,036</text:p>
          </table:table-cell>
          <table:table-cell office:value-type="float" office:value="38.77">
            <text:p>38,8</text:p>
          </table:table-cell>
          <table:table-cell office:value-type="float" office:value="-114.4">
            <text:p>-114,4</text:p>
          </table:table-cell>
          <table:table-cell table:style-name="ce5" table:formula="of:=([.M40]+[.N40])/2" office:value-type="float" office:value="-37.815">
            <text:p>-37,82</text:p>
          </table:table-cell>
          <table:table-cell office:value-type="float" office:value="248000">
            <text:p>248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29">
            <text:p>0,029</text:p>
          </table:table-cell>
          <table:table-cell office:value-type="float" office:value="37.84">
            <text:p>37,8</text:p>
          </table:table-cell>
          <table:table-cell office:value-type="float" office:value="-125.64">
            <text:p>-125,6</text:p>
          </table:table-cell>
          <table:table-cell table:formula="of:=([.M41]+[.N41])/2" office:value-type="float" office:value="-43.9">
            <text:p>-43,9</text:p>
          </table:table-cell>
          <table:table-cell office:value-type="float" office:value="254000">
            <text:p>254000</text:p>
          </table:table-cell>
          <table:table-cell table:number-columns-repeated="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1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11"/>
          <table:table-cell table:style-name="ce1" office:value-type="string">
            <text:p>11x6x5x4-m</text:p>
          </table:table-cell>
          <table:table-cell table:style-name="ce1" office:value-type="string">
            <text:p>Double</text:p>
          </table:table-cell>
          <table:table-cell table:style-name="ce1"/>
          <table:table-cell office:value-type="string">
            <text:p>&gt;0 leaves: </text:p>
          </table:table-cell>
          <table:table-cell office:value-type="string">
            <text:p>1175K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1" office:value-type="string">
            <text:p>Epsil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ames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97">
            <text:p>0,097</text:p>
          </table:table-cell>
          <table:table-cell office:value-type="float" office:value="46.76">
            <text:p>46,8</text:p>
          </table:table-cell>
          <table:table-cell office:value-type="float" office:value="-147">
            <text:p>-147,0</text:p>
          </table:table-cell>
          <table:table-cell table:formula="of:=([.M46]+[.N46])/2" office:value-type="float" office:value="-50.12">
            <text:p>-50,12</text:p>
          </table:table-cell>
          <table:table-cell office:value-type="float" office:value="256000">
            <text:p>256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86">
            <text:p>0,086</text:p>
          </table:table-cell>
          <table:table-cell office:value-type="float" office:value="43.35">
            <text:p>43,4</text:p>
          </table:table-cell>
          <table:table-cell office:value-type="float" office:value="-137.86">
            <text:p>-137,9</text:p>
          </table:table-cell>
          <table:table-cell table:formula="of:=([.M47]+[.N47])/2" office:value-type="float" office:value="-47.255">
            <text:p>-47,26</text:p>
          </table:table-cell>
          <table:table-cell office:value-type="float" office:value="184000">
            <text:p>184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62">
            <text:p>0,062</text:p>
          </table:table-cell>
          <table:table-cell office:value-type="float" office:value="32.09">
            <text:p>32,1</text:p>
          </table:table-cell>
          <table:table-cell office:value-type="float" office:value="-110.71">
            <text:p>-110,7</text:p>
          </table:table-cell>
          <table:table-cell table:formula="of:=([.M48]+[.N48])/2" office:value-type="float" office:value="-39.31">
            <text:p>-39,31</text:p>
          </table:table-cell>
          <table:table-cell office:value-type="float" office:value="280000">
            <text:p>280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36">
            <text:p>0,036</text:p>
          </table:table-cell>
          <table:table-cell table:style-name="Default" office:value-type="float" office:value="32.51">
            <text:p>32,51</text:p>
          </table:table-cell>
          <table:table-cell table:style-name="Default" office:value-type="float" office:value="-113.99">
            <text:p>-113,99</text:p>
          </table:table-cell>
          <table:table-cell table:formula="of:=([.M49]+[.N49])/2" office:value-type="float" office:value="-40.74">
            <text:p>-40,74</text:p>
          </table:table-cell>
          <table:table-cell office:value-type="float" office:value="222000">
            <text:p>222000</text:p>
          </table:table-cell>
          <table:table-cell table:number-columns-repeated="6"/>
        </table:table-row>
        <table:table-row table:style-name="ro2">
          <table:table-cell table:number-columns-repeated="11"/>
          <table:table-cell office:value-type="float" office:value="0.022">
            <text:p>0,022</text:p>
          </table:table-cell>
          <table:table-cell table:style-name="Default" office:value-type="float" office:value="35.52">
            <text:p>35,52</text:p>
          </table:table-cell>
          <table:table-cell table:style-name="Default" office:value-type="float" office:value="-120.59">
            <text:p>-120,59</text:p>
          </table:table-cell>
          <table:table-cell table:formula="of:=([.M50]+[.N50])/2" office:value-type="float" office:value="-42.535">
            <text:p>-42,54</text:p>
          </table:table-cell>
          <table:table-cell office:value-type="float" office:value="332000">
            <text:p>332000</text:p>
          </table:table-cell>
          <table:table-cell table:number-columns-repeated="6"/>
        </table:table-row>
      </table:table>
      <table:table table:name="e 3x3x3x3" table:style-name="ta1" table:print="false">
        <table:table-column table:style-name="co1" table:default-cell-style-name="ce10"/>
        <table:table-column table:style-name="co7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number-columns-repeated="4" table:default-cell-style-name="Default"/>
        <table:table-row table:style-name="ro3">
          <table:table-cell table:style-name="ce7" office:value-type="string">
            <text:p>EqFictiousPlay: forecast iteration count for given epsilon</text:p>
          </table:table-cell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8" office:value-type="string">
            <text:p>Epsilon</text:p>
          </table:table-cell>
          <table:table-cell table:style-name="ce13" office:value-type="string">
            <text:p>Iterations</text:p>
          </table:table-cell>
          <table:table-cell table:style-name="ce13" office:value-type="string">
            <text:p>Log(e)</text:p>
          </table:table-cell>
          <table:table-cell table:style-name="ce17" office:value-type="string">
            <text:p>Log(it)</text:p>
          </table:table-cell>
          <table:table-cell/>
          <table:table-cell table:style-name="ce20" office:value-type="string">
            <text:p>Desired e:</text:p>
          </table:table-cell>
          <table:table-cell table:style-name="ce21" office:value-type="float" office:value="0.01">
            <text:p>0,010000</text:p>
          </table:table-cell>
          <table:table-cell/>
        </table:table-row>
        <table:table-row table:style-name="ro2">
          <table:table-cell table:style-name="ce9" office:value-type="float" office:value="0.184613230354222">
            <text:p>0,18461</text:p>
          </table:table-cell>
          <table:table-cell office:value-type="float" office:value="42897">
            <text:p>42897</text:p>
          </table:table-cell>
          <table:table-cell table:formula="of:=LOG([.A4];10)" office:value-type="float" office:value="-0.733737178370032">
            <text:p>-0,734</text:p>
          </table:table-cell>
          <table:table-cell table:formula="of:=LOG([.B4];10)" office:value-type="float" office:value="4.63242692087929">
            <text:p>4,632</text:p>
          </table:table-cell>
          <table:table-cell/>
          <table:table-cell table:style-name="ce20" office:value-type="string">
            <text:p>Forecast it:</text:p>
          </table:table-cell>
          <table:table-cell table:style-name="ce22" table:formula="of:=10^FORECAST(LOG([.G3]);[.D4:.D20];[.C4:.C20])" office:value-type="float" office:value="826056.891694827">
            <text:p>826057</text:p>
          </table:table-cell>
          <table:table-cell table:style-name="ce23" office:value-type="string">
            <text:p>← Adjust range here!</text:p>
          </table:table-cell>
        </table:table-row>
        <table:table-row table:style-name="ro2">
          <table:table-cell table:style-name="ce9" office:value-type="float" office:value="0.166147259407572">
            <text:p>0,16615</text:p>
          </table:table-cell>
          <table:table-cell office:value-type="float" office:value="47662">
            <text:p>47662</text:p>
          </table:table-cell>
          <table:table-cell table:formula="of:=LOG([.A5];10)" office:value-type="float" office:value="-0.779506817996374">
            <text:p>-0,780</text:p>
          </table:table-cell>
          <table:table-cell table:formula="of:=LOG([.B5];10)" office:value-type="float" office:value="4.67817226232306">
            <text:p>4,678</text:p>
          </table:table-cell>
          <table:table-cell table:number-columns-repeated="4"/>
        </table:table-row>
        <table:table-row table:style-name="ro2">
          <table:table-cell office:value-type="float" office:value="0.149527349627773">
            <text:p>0,149527</text:p>
          </table:table-cell>
          <table:table-cell office:value-type="float" office:value="52995">
            <text:p>52995</text:p>
          </table:table-cell>
          <table:table-cell table:formula="of:=LOG([.A6];10)" office:value-type="float" office:value="-0.825279364489446">
            <text:p>-0,825</text:p>
          </table:table-cell>
          <table:table-cell table:formula="of:=LOG([.B6];10)" office:value-type="float" office:value="4.72423489649053">
            <text:p>4,724</text:p>
          </table:table-cell>
          <table:table-cell table:number-columns-repeated="4"/>
        </table:table-row>
        <table:table-row table:style-name="ro2">
          <table:table-cell office:value-type="float" office:value="0.134574339536856">
            <text:p>0,134574</text:p>
          </table:table-cell>
          <table:table-cell office:value-type="float" office:value="58887">
            <text:p>58887</text:p>
          </table:table-cell>
          <table:table-cell table:formula="of:=LOG([.A7];10)" office:value-type="float" office:value="-0.871037742934922">
            <text:p>-0,871</text:p>
          </table:table-cell>
          <table:table-cell table:formula="of:=LOG([.B7];10)" office:value-type="float" office:value="4.77001942973769">
            <text:p>4,770</text:p>
          </table:table-cell>
          <table:table-cell>
            <draw:frame table:end-cell-address="'e 3x3x3x3'.N42" table:end-x="0.558cm" table:end-y="0.208cm" draw:z-index="0" draw:style-name="gr1" svg:width="19.682cm" svg:height="14.91cm" svg:x="1.199cm" svg:y="0.367cm">
              <draw:object draw:notify-on-update-of-ranges="'e 3x3x3x3'.A4:'e 3x3x3x3'.A11 'e 3x3x3x3'.B3:'e 3x3x3x3'.B3 'e 3x3x3x3'.B4:'e 3x3x3x3'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0.121114494187308">
            <text:p>0,121114</text:p>
          </table:table-cell>
          <table:table-cell office:value-type="float" office:value="65504">
            <text:p>65504</text:p>
          </table:table-cell>
          <table:table-cell table:formula="of:=LOG([.A8];10)" office:value-type="float" office:value="-0.916803880235184">
            <text:p>-0,917</text:p>
          </table:table-cell>
          <table:table-cell table:formula="of:=LOG([.B8];10)" office:value-type="float" office:value="4.81626782098241">
            <text:p>4,816</text:p>
          </table:table-cell>
          <table:table-cell table:number-columns-repeated="4"/>
        </table:table-row>
        <table:table-row table:style-name="ro2">
          <table:table-cell office:value-type="float" office:value="0.108998685955793">
            <text:p>0,108999</text:p>
          </table:table-cell>
          <table:table-cell office:value-type="float" office:value="72892">
            <text:p>72892</text:p>
          </table:table-cell>
          <table:table-cell table:formula="of:=LOG([.A9];10)" office:value-type="float" office:value="-0.962578737706973">
            <text:p>-0,963</text:p>
          </table:table-cell>
          <table:table-cell table:formula="of:=LOG([.B9];10)" office:value-type="float" office:value="4.86267986650033">
            <text:p>4,863</text:p>
          </table:table-cell>
          <table:table-cell table:number-columns-repeated="4"/>
        </table:table-row>
        <table:table-row table:style-name="ro2">
          <table:table-cell office:value-type="float" office:value="0.0980974575900884">
            <text:p>0,098097</text:p>
          </table:table-cell>
          <table:table-cell office:value-type="float" office:value="81070">
            <text:p>81070</text:p>
          </table:table-cell>
          <table:table-cell table:formula="of:=LOG([.A10];10)" office:value-type="float" office:value="-1.00834224816443">
            <text:p>-1,008</text:p>
          </table:table-cell>
          <table:table-cell table:formula="of:=LOG([.B10];10)" office:value-type="float" office:value="4.90886017301728">
            <text:p>4,909</text:p>
          </table:table-cell>
          <table:table-cell table:number-columns-repeated="4"/>
        </table:table-row>
        <table:table-row table:style-name="ro2">
          <table:table-cell office:value-type="float" office:value="0.0882860924037907">
            <text:p>0,088286</text:p>
          </table:table-cell>
          <table:table-cell office:value-type="float" office:value="90239">
            <text:p>90239</text:p>
          </table:table-cell>
          <table:table-cell table:formula="of:=LOG([.A11];10)" office:value-type="float" office:value="-1.05410770489357">
            <text:p>-1,054</text:p>
          </table:table-cell>
          <table:table-cell table:formula="of:=LOG([.B11];10)" office:value-type="float" office:value="4.95539427395212">
            <text:p>4,955</text:p>
          </table:table-cell>
          <table:table-cell table:number-columns-repeated="4"/>
        </table:table-row>
        <table:table-row table:style-name="ro2">
          <table:table-cell office:value-type="float" office:value="0.0794571303576272">
            <text:p>0,079457</text:p>
          </table:table-cell>
          <table:table-cell table:style-name="ce14" office:value-type="float" office:value="100455">
            <text:p>100455</text:p>
          </table:table-cell>
          <table:table-cell table:formula="of:=LOG([.A12];10)" office:value-type="float" office:value="-1.0998671238056">
            <text:p>-1,100</text:p>
          </table:table-cell>
          <table:table-cell table:formula="of:=LOG([.B12];10)" office:value-type="float" office:value="5.00197155799186">
            <text:p>5,002</text:p>
          </table:table-cell>
          <table:table-cell table:number-columns-repeated="4"/>
        </table:table-row>
        <table:table-row table:style-name="ro2">
          <table:table-cell office:value-type="float" office:value="0.0715105794817557">
            <text:p>0,071511</text:p>
          </table:table-cell>
          <table:table-cell table:style-name="ce14" office:value-type="float" office:value="111859">
            <text:p>111859</text:p>
          </table:table-cell>
          <table:table-cell table:formula="of:=LOG([.A13];10)" office:value-type="float" office:value="-1.1456297026652">
            <text:p>-1,146</text:p>
          </table:table-cell>
          <table:table-cell table:formula="of:=LOG([.B13];10)" office:value-type="float" office:value="5.04867093249247">
            <text:p>5,049</text:p>
          </table:table-cell>
          <table:table-cell table:style-name="ce19"/>
          <table:table-cell table:number-columns-repeated="3"/>
        </table:table-row>
        <table:table-row table:style-name="ro2">
          <table:table-cell office:value-type="float" office:value="0.064357313581197">
            <text:p>0,064357</text:p>
          </table:table-cell>
          <table:table-cell office:value-type="float" office:value="124450">
            <text:p>124450</text:p>
          </table:table-cell>
          <table:table-cell table:formula="of:=LOG([.A14];10)" office:value-type="float" office:value="-1.19140209262167">
            <text:p>-1,191</text:p>
          </table:table-cell>
          <table:table-cell table:formula="of:=LOG([.B14];10)" office:value-type="float" office:value="5.09499490094461">
            <text:p>5,095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0579208568587905">
            <text:p>0,057921</text:p>
          </table:table-cell>
          <table:table-cell office:value-type="float" office:value="138525">
            <text:p>138525</text:p>
          </table:table-cell>
          <table:table-cell table:formula="of:=LOG([.A15];10)" office:value-type="float" office:value="-1.23716502197852">
            <text:p>-1,237</text:p>
          </table:table-cell>
          <table:table-cell table:formula="of:=LOG([.B15];10)" office:value-type="float" office:value="5.14152815883194">
            <text:p>5,14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0521283898089949">
            <text:p>0,05</text:p>
          </table:table-cell>
          <table:table-cell office:value-type="float" office:value="154124">
            <text:p>154124</text:p>
          </table:table-cell>
          <table:table-cell table:formula="of:=LOG([.A16];10)" office:value-type="float" office:value="-1.28292568976449">
            <text:p>-1,283</text:p>
          </table:table-cell>
          <table:table-cell table:formula="of:=LOG([.B16];10)" office:value-type="float" office:value="5.18787027178779">
            <text:p>5,188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0469154347621548">
            <text:p>0,05</text:p>
          </table:table-cell>
          <table:table-cell office:value-type="float" office:value="171698">
            <text:p>171698</text:p>
          </table:table-cell>
          <table:table-cell table:formula="of:=LOG([.A17];10)" office:value-type="float" office:value="-1.32868425474205">
            <text:p>-1,329</text:p>
          </table:table-cell>
          <table:table-cell table:formula="of:=LOG([.B17];10)" office:value-type="float" office:value="5.2347652363722">
            <text:p>5,235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0422238424835469">
            <text:p>0,04</text:p>
          </table:table-cell>
          <table:table-cell office:value-type="float" office:value="191589">
            <text:p>191589</text:p>
          </table:table-cell>
          <table:table-cell table:formula="of:=LOG([.A18];10)" office:value-type="float" office:value="-1.37444224726077">
            <text:p>-1,374</text:p>
          </table:table-cell>
          <table:table-cell table:formula="of:=LOG([.B18];10)" office:value-type="float" office:value="5.28237057062749">
            <text:p>5,28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0380012777573981">
            <text:p>0,04</text:p>
          </table:table-cell>
          <table:table-cell office:value-type="float" office:value="213404">
            <text:p>213404</text:p>
          </table:table-cell>
          <table:table-cell table:formula="of:=LOG([.A19];10)" office:value-type="float" office:value="-1.4202018003922">
            <text:p>-1,420</text:p>
          </table:table-cell>
          <table:table-cell table:formula="of:=LOG([.B19];10)" office:value-type="float" office:value="5.3292025554898">
            <text:p>5,329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0342009258113846">
            <text:p>0,03</text:p>
          </table:table-cell>
          <table:table-cell office:value-type="float" office:value="237654">
            <text:p>237654</text:p>
          </table:table-cell>
          <table:table-cell table:formula="of:=LOG([.A20];10)" office:value-type="float" office:value="-1.4659621375306">
            <text:p>-1,466</text:p>
          </table:table-cell>
          <table:table-cell table:formula="of:=LOG([.B20];10)" office:value-type="float" office:value="5.37594512838591">
            <text:p>5,376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/>
          <table:table-cell/>
          <table:table-cell table:formula="of:=LOG([.A21];10)" office:value-type="float" office:value="0">
            <text:p>Err:502</text:p>
          </table:table-cell>
          <table:table-cell table:formula="of:=LOG([.B21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2"/>
          <table:table-cell table:style-name="ce15"/>
          <table:table-cell table:formula="of:=LOG([.A22];10)" office:value-type="float" office:value="0">
            <text:p>Err:502</text:p>
          </table:table-cell>
          <table:table-cell table:formula="of:=LOG([.B22];10)" office:value-type="float" office:value="0">
            <text:p>Err:502</text:p>
          </table:table-cell>
          <table:table-cell table:number-columns-repeated="4"/>
        </table:table-row>
      </table:table>
      <table:table table:name="e 4x4x4x4" table:style-name="ta1" table:print="false">
        <table:table-column table:style-name="co8" table:default-cell-style-name="ce10"/>
        <table:table-column table:style-name="co7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number-columns-repeated="4" table:default-cell-style-name="Default"/>
        <table:table-row table:style-name="ro3">
          <table:table-cell table:style-name="ce7" office:value-type="string">
            <text:p>EqFictiousPlay: forecast iteration count for given epsilon</text:p>
          </table:table-cell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8" office:value-type="string">
            <text:p>Epsilon</text:p>
          </table:table-cell>
          <table:table-cell table:style-name="ce13" office:value-type="string">
            <text:p>Iterations</text:p>
          </table:table-cell>
          <table:table-cell table:style-name="ce13" office:value-type="string">
            <text:p>Log(e)</text:p>
          </table:table-cell>
          <table:table-cell table:style-name="ce17" office:value-type="string">
            <text:p>Log(it)</text:p>
          </table:table-cell>
          <table:table-cell/>
          <table:table-cell table:style-name="ce20" office:value-type="string">
            <text:p>Desired e:</text:p>
          </table:table-cell>
          <table:table-cell table:style-name="ce21" office:value-type="float" office:value="0.05">
            <text:p>0,050000</text:p>
          </table:table-cell>
          <table:table-cell/>
        </table:table-row>
        <table:table-row table:style-name="ro2">
          <table:table-cell office:value-type="float" office:value="0.507529545536713">
            <text:p>0,507530</text:p>
          </table:table-cell>
          <table:table-cell office:value-type="float" office:value="13117">
            <text:p>13117</text:p>
          </table:table-cell>
          <table:table-cell table:formula="of:=LOG([.A4];10)" office:value-type="float" office:value="-0.294538670478663">
            <text:p>-0,295</text:p>
          </table:table-cell>
          <table:table-cell table:formula="of:=LOG([.B4];10)" office:value-type="float" office:value="4.11783451854375">
            <text:p>4,118</text:p>
          </table:table-cell>
          <table:table-cell/>
          <table:table-cell table:style-name="ce20" office:value-type="string">
            <text:p>Forecast it:</text:p>
          </table:table-cell>
          <table:table-cell table:style-name="ce22" table:formula="of:=10^FORECAST(LOG([.G3]);[.D4:.D17];[.C4:.C17])" office:value-type="float" office:value="134687.133940268">
            <text:p>134687</text:p>
          </table:table-cell>
          <table:table-cell table:style-name="ce23" office:value-type="string">
            <text:p>← Adjust range here!</text:p>
          </table:table-cell>
        </table:table-row>
        <table:table-row table:style-name="ro2">
          <table:table-cell office:value-type="float" office:value="0.456763032693882">
            <text:p>0,456763</text:p>
          </table:table-cell>
          <table:table-cell office:value-type="float" office:value="14578">
            <text:p>14578</text:p>
          </table:table-cell>
          <table:table-cell table:formula="of:=LOG([.A5];10)" office:value-type="float" office:value="-0.340309052193731">
            <text:p>-0,340</text:p>
          </table:table-cell>
          <table:table-cell table:formula="of:=LOG([.B5];10)" office:value-type="float" office:value="4.16369794589257">
            <text:p>4,164</text:p>
          </table:table-cell>
          <table:table-cell table:number-columns-repeated="4"/>
        </table:table-row>
        <table:table-row table:style-name="ro2">
          <table:table-cell office:value-type="float" office:value="0.411076641238035">
            <text:p>0,411077</text:p>
          </table:table-cell>
          <table:table-cell office:value-type="float" office:value="16204">
            <text:p>16204</text:p>
          </table:table-cell>
          <table:table-cell table:formula="of:=LOG([.A6];10)" office:value-type="float" office:value="-0.386077200596553">
            <text:p>-0,386</text:p>
          </table:table-cell>
          <table:table-cell table:formula="of:=LOG([.B6];10)" office:value-type="float" office:value="4.20962223451155">
            <text:p>4,210</text:p>
          </table:table-cell>
          <table:table-cell table:number-columns-repeated="4"/>
        </table:table-row>
        <table:table-row table:style-name="ro2">
          <table:table-cell office:value-type="float" office:value="0.36996429510181">
            <text:p>0,369964</text:p>
          </table:table-cell>
          <table:table-cell office:value-type="float" office:value="18012">
            <text:p>18012</text:p>
          </table:table-cell>
          <table:table-cell table:formula="of:=LOG([.A7];10)" office:value-type="float" office:value="-0.431840187253255">
            <text:p>-0,432</text:p>
          </table:table-cell>
          <table:table-cell table:formula="of:=LOG([.B7];10)" office:value-type="float" office:value="4.2555619382909">
            <text:p>4,256</text:p>
          </table:table-cell>
          <table:table-cell>
            <draw:frame table:end-cell-address="'e 4x4x4x4'.N42" table:end-x="0.557cm" table:end-y="0.208cm" draw:z-index="0" draw:style-name="gr1" svg:width="19.682cm" svg:height="14.91cm" svg:x="1.198cm" svg:y="0.367cm">
              <draw:object draw:notify-on-update-of-ranges="'e 4x4x4x4'.A4:'e 4x4x4x4'.A11 'e 4x4x4x4'.B3:'e 4x4x4x4'.B3 'e 4x4x4x4'.B4:'e 4x4x4x4'.B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0.33295138342388">
            <text:p>0,332951</text:p>
          </table:table-cell>
          <table:table-cell office:value-type="float" office:value="20018">
            <text:p>20018</text:p>
          </table:table-cell>
          <table:table-cell table:formula="of:=LOG([.A8];10)" office:value-type="float" office:value="-0.477619176259921">
            <text:p>-0,478</text:p>
          </table:table-cell>
          <table:table-cell table:formula="of:=LOG([.B8];10)" office:value-type="float" office:value="4.30142068491389">
            <text:p>4,301</text:p>
          </table:table-cell>
          <table:table-cell table:number-columns-repeated="4"/>
        </table:table-row>
        <table:table-row table:style-name="ro2">
          <table:table-cell office:value-type="float" office:value="0.299655868909872">
            <text:p>0,299656</text:p>
          </table:table-cell>
          <table:table-cell table:style-name="ce14" office:value-type="float" office:value="22239">
            <text:p>22239</text:p>
          </table:table-cell>
          <table:table-cell table:formula="of:=LOG([.A9];10)" office:value-type="float" office:value="-0.523377212009839">
            <text:p>-0,523</text:p>
          </table:table-cell>
          <table:table-cell table:formula="of:=LOG([.B9];10)" office:value-type="float" office:value="4.3471152548414">
            <text:p>4,347</text:p>
          </table:table-cell>
          <table:table-cell table:number-columns-repeated="4"/>
        </table:table-row>
        <table:table-row table:style-name="ro2">
          <table:table-cell office:value-type="float" office:value="0.269679994372653">
            <text:p>0,269680</text:p>
          </table:table-cell>
          <table:table-cell table:style-name="ce14" office:value-type="float" office:value="24720">
            <text:p>24720</text:p>
          </table:table-cell>
          <table:table-cell table:formula="of:=LOG([.A10];10)" office:value-type="float" office:value="-0.569151269549402">
            <text:p>-0,569</text:p>
          </table:table-cell>
          <table:table-cell table:formula="of:=LOG([.B10];10)" office:value-type="float" office:value="4.39304846641678">
            <text:p>4,393</text:p>
          </table:table-cell>
          <table:table-cell table:number-columns-repeated="4"/>
        </table:table-row>
        <table:table-row table:style-name="ro2">
          <table:table-cell office:value-type="float" office:value="0.242704076620826">
            <text:p>0,242704</text:p>
          </table:table-cell>
          <table:table-cell office:value-type="float" office:value="27474">
            <text:p>27474</text:p>
          </table:table-cell>
          <table:table-cell table:formula="of:=LOG([.A11];10)" office:value-type="float" office:value="-0.614922928904734">
            <text:p>-0,615</text:p>
          </table:table-cell>
          <table:table-cell table:formula="of:=LOG([.B11];10)" office:value-type="float" office:value="4.43892189391134">
            <text:p>4,439</text:p>
          </table:table-cell>
          <table:table-cell table:number-columns-repeated="4"/>
        </table:table-row>
        <table:table-row table:style-name="ro2">
          <table:table-cell office:value-type="float" office:value="0.218426661167375">
            <text:p>0,218427</text:p>
          </table:table-cell>
          <table:table-cell office:value-type="float" office:value="30555">
            <text:p>30555</text:p>
          </table:table-cell>
          <table:table-cell table:formula="of:=LOG([.A12];10)" office:value-type="float" office:value="-0.660694352729255">
            <text:p>-0,661</text:p>
          </table:table-cell>
          <table:table-cell table:formula="of:=LOG([.B12];10)" office:value-type="float" office:value="4.48508228805585">
            <text:p>4,485</text:p>
          </table:table-cell>
          <table:table-cell table:number-columns-repeated="4"/>
        </table:table-row>
        <table:table-row table:style-name="ro2">
          <table:table-cell office:value-type="float" office:value="0.196581096416552">
            <text:p>0,196581</text:p>
          </table:table-cell>
          <table:table-cell table:style-name="ce14" office:value-type="float" office:value="33976">
            <text:p>33976</text:p>
          </table:table-cell>
          <table:table-cell table:formula="of:=LOG([.A13];10)" office:value-type="float" office:value="-0.706458247016079">
            <text:p>-0,706</text:p>
          </table:table-cell>
          <table:table-cell table:formula="of:=LOG([.B13];10)" office:value-type="float" office:value="4.53117224798262">
            <text:p>4,531</text:p>
          </table:table-cell>
          <table:table-cell table:style-name="ce19"/>
          <table:table-cell table:number-columns-repeated="3"/>
        </table:table-row>
        <table:table-row table:style-name="ro2">
          <table:table-cell office:value-type="float" office:value="0.176921632799267">
            <text:p>0,176922</text:p>
          </table:table-cell>
          <table:table-cell office:value-type="float" office:value="37781">
            <text:p>37781</text:p>
          </table:table-cell>
          <table:table-cell table:formula="of:=LOG([.A14];10)" office:value-type="float" office:value="-0.752219061205896">
            <text:p>-0,752</text:p>
          </table:table-cell>
          <table:table-cell table:formula="of:=LOG([.B14];10)" office:value-type="float" office:value="4.57727344878789">
            <text:p>4,577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1592257101172">
            <text:p>0,159226</text:p>
          </table:table-cell>
          <table:table-cell office:value-type="float" office:value="42011">
            <text:p>42011</text:p>
          </table:table-cell>
          <table:table-cell table:formula="of:=LOG([.A15];10)" office:value-type="float" office:value="-0.797986805564965">
            <text:p>-0,798</text:p>
          </table:table-cell>
          <table:table-cell table:formula="of:=LOG([.B15];10)" office:value-type="float" office:value="4.62336301929836">
            <text:p>4,623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14330241232747">
            <text:p>0,14</text:p>
          </table:table-cell>
          <table:table-cell office:value-type="float" office:value="46709">
            <text:p>46709</text:p>
          </table:table-cell>
          <table:table-cell table:formula="of:=LOG([.A16];10)" office:value-type="float" office:value="-0.843746498704605">
            <text:p>-0,844</text:p>
          </table:table-cell>
          <table:table-cell table:formula="of:=LOG([.B16];10)" office:value-type="float" office:value="4.66940056951149">
            <text:p>4,669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 office:value-type="float" office:value="0.128970825147938">
            <text:p>0,13</text:p>
          </table:table-cell>
          <table:table-cell office:value-type="float" office:value="52132">
            <text:p>52132</text:p>
          </table:table-cell>
          <table:table-cell table:formula="of:=LOG([.A17];10)" office:value-type="float" office:value="-0.88950852156327">
            <text:p>-0,890</text:p>
          </table:table-cell>
          <table:table-cell table:formula="of:=LOG([.B17];10)" office:value-type="float" office:value="4.71710438658637">
            <text:p>4,717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/>
          <table:table-cell/>
          <table:table-cell table:formula="of:=LOG([.A18];10)" office:value-type="float" office:value="0">
            <text:p>Err:502</text:p>
          </table:table-cell>
          <table:table-cell table:formula="of:=LOG([.B18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/>
          <table:table-cell/>
          <table:table-cell table:formula="of:=LOG([.A19];10)" office:value-type="float" office:value="0">
            <text:p>Err:502</text:p>
          </table:table-cell>
          <table:table-cell table:formula="of:=LOG([.B19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/>
          <table:table-cell/>
          <table:table-cell table:formula="of:=LOG([.A20];10)" office:value-type="float" office:value="0">
            <text:p>Err:502</text:p>
          </table:table-cell>
          <table:table-cell table:formula="of:=LOG([.B20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1"/>
          <table:table-cell/>
          <table:table-cell table:formula="of:=LOG([.A21];10)" office:value-type="float" office:value="0">
            <text:p>Err:502</text:p>
          </table:table-cell>
          <table:table-cell table:formula="of:=LOG([.B21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12"/>
          <table:table-cell table:style-name="ce15"/>
          <table:table-cell table:formula="of:=LOG([.A22];10)" office:value-type="float" office:value="0">
            <text:p>Err:502</text:p>
          </table:table-cell>
          <table:table-cell table:formula="of:=LOG([.B22];10)" office:value-type="float" office:value="0">
            <text:p>Err:502</text:p>
          </table:table-cell>
          <table:table-cell table:number-columns-repeated="4"/>
        </table:table-row>
      </table:table>
      <table:table table:name="e 11x6x5x4" table:style-name="ta1" table:print="false">
        <table:table-column table:style-name="co8" table:default-cell-style-name="ce10"/>
        <table:table-column table:style-name="co7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style-name="ce7" office:value-type="string">
            <text:p>EqFictiousPlay: forecast iteration count for given epsilon</text:p>
          </table:table-cell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8" office:value-type="string">
            <text:p>Epsilon</text:p>
          </table:table-cell>
          <table:table-cell table:style-name="ce13" office:value-type="string">
            <text:p>Iterations</text:p>
          </table:table-cell>
          <table:table-cell table:style-name="ce13" office:value-type="string">
            <text:p>Log(e)</text:p>
          </table:table-cell>
          <table:table-cell table:style-name="ce17" office:value-type="string">
            <text:p>Log(it)</text:p>
          </table:table-cell>
          <table:table-cell/>
          <table:table-cell table:style-name="ce20" office:value-type="string">
            <text:p>Desired e:</text:p>
          </table:table-cell>
          <table:table-cell table:style-name="ce21" office:value-type="float" office:value="0.025">
            <text:p>0,025000</text:p>
          </table:table-cell>
          <table:table-cell/>
        </table:table-row>
        <table:table-row table:style-name="ro2">
          <table:table-cell office:value-type="float" office:value="2.95687392564757">
            <text:p>2,956874</text:p>
          </table:table-cell>
          <table:table-cell office:value-type="float" office:value="1796">
            <text:p>1796</text:p>
          </table:table-cell>
          <table:table-cell table:formula="of:=LOG([.A4];10)" office:value-type="float" office:value="0.470832807595839">
            <text:p>0,471</text:p>
          </table:table-cell>
          <table:table-cell table:formula="of:=LOG([.B4];10)" office:value-type="float" office:value="3.25430633233129">
            <text:p>3,254</text:p>
          </table:table-cell>
          <table:table-cell/>
          <table:table-cell table:style-name="ce20" office:value-type="string">
            <text:p>Forecast it:</text:p>
          </table:table-cell>
          <table:table-cell table:style-name="ce22" table:formula="of:=10^FORECAST(LOG([.G3]);[.D4:.D11];[.C4:.C11])" office:value-type="float" office:value="211912.636966106">
            <text:p>211913</text:p>
          </table:table-cell>
          <table:table-cell table:style-name="ce23" office:value-type="string">
            <text:p>← Adjust range here!</text:p>
          </table:table-cell>
        </table:table-row>
        <table:table-row table:style-name="ro2">
          <table:table-cell office:value-type="float" office:value="2.66031355334304">
            <text:p>2,660314</text:p>
          </table:table-cell>
          <table:table-cell office:value-type="float" office:value="1996">
            <text:p>1996</text:p>
          </table:table-cell>
          <table:table-cell table:formula="of:=LOG([.A5];10)" office:value-type="float" office:value="0.424932827030075">
            <text:p>0,425</text:p>
          </table:table-cell>
          <table:table-cell table:formula="of:=LOG([.B5];10)" office:value-type="float" office:value="3.30016053695135">
            <text:p>3,300</text:p>
          </table:table-cell>
          <table:table-cell table:number-columns-repeated="4"/>
        </table:table-row>
        <table:table-row table:style-name="ro2">
          <table:table-cell office:value-type="float" office:value="2.39392774584275">
            <text:p>2,393928</text:p>
          </table:table-cell>
          <table:table-cell office:value-type="float" office:value="2218">
            <text:p>2218</text:p>
          </table:table-cell>
          <table:table-cell table:formula="of:=LOG([.A6];10)" office:value-type="float" office:value="0.379111038277853">
            <text:p>0,379</text:p>
          </table:table-cell>
          <table:table-cell table:formula="of:=LOG([.B6];10)" office:value-type="float" office:value="3.34596154181314">
            <text:p>3,346</text:p>
          </table:table-cell>
          <table:table-cell table:number-columns-repeated="4"/>
        </table:table-row>
        <table:table-row table:style-name="ro2">
          <table:table-cell office:value-type="float" office:value="2.15386031861501">
            <text:p>2,153860</text:p>
          </table:table-cell>
          <table:table-cell office:value-type="float" office:value="2465">
            <text:p>2465</text:p>
          </table:table-cell>
          <table:table-cell table:formula="of:=LOG([.A7];10)" office:value-type="float" office:value="0.333217535163575">
            <text:p>0,333</text:p>
          </table:table-cell>
          <table:table-cell table:formula="of:=LOG([.B7];10)" office:value-type="float" office:value="3.39181692361325">
            <text:p>3,392</text:p>
          </table:table-cell>
          <table:table-cell table:number-columns-repeated="4"/>
        </table:table-row>
        <table:table-row table:style-name="ro2">
          <table:table-cell office:value-type="float" office:value="1.93827528811511">
            <text:p>1,938275</text:p>
          </table:table-cell>
          <table:table-cell office:value-type="float" office:value="2739">
            <text:p>2739</text:p>
          </table:table-cell>
          <table:table-cell table:formula="of:=LOG([.A8];10)" office:value-type="float" office:value="0.287415458792561">
            <text:p>0,287</text:p>
          </table:table-cell>
          <table:table-cell table:formula="of:=LOG([.B8];10)" office:value-type="float" office:value="3.43759203225396">
            <text:p>3,438</text:p>
          </table:table-cell>
          <table:table-cell table:number-columns-repeated="4"/>
        </table:table-row>
        <table:table-row table:style-name="ro2">
          <table:table-cell office:value-type="float" office:value="1.74405275944456">
            <text:p>1,744053</text:p>
          </table:table-cell>
          <table:table-cell table:style-name="ce14" office:value-type="float" office:value="3044">
            <text:p>3044</text:p>
          </table:table-cell>
          <table:table-cell table:formula="of:=LOG([.A9];10)" office:value-type="float" office:value="0.241559618663672">
            <text:p>0,242</text:p>
          </table:table-cell>
          <table:table-cell table:formula="of:=LOG([.B9];10)" office:value-type="float" office:value="3.48344464809854">
            <text:p>3,483</text:p>
          </table:table-cell>
          <table:table-cell table:number-columns-repeated="4"/>
        </table:table-row>
        <table:table-row table:style-name="ro2">
          <table:table-cell office:value-type="float" office:value="1.56923255529918">
            <text:p>1,569233</text:p>
          </table:table-cell>
          <table:table-cell table:style-name="ce14" office:value-type="float" office:value="3383">
            <text:p>3383</text:p>
          </table:table-cell>
          <table:table-cell table:formula="of:=LOG([.A10];10)" office:value-type="float" office:value="0.195687309424443">
            <text:p>0,196</text:p>
          </table:table-cell>
          <table:table-cell table:formula="of:=LOG([.B10];10)" office:value-type="float" office:value="3.52930199778798">
            <text:p>3,529</text:p>
          </table:table-cell>
          <table:table-cell table:number-columns-repeated="4"/>
        </table:table-row>
        <table:table-row table:style-name="ro2">
          <table:table-cell office:value-type="float" office:value="1.41222239842309">
            <text:p>1,412222</text:p>
          </table:table-cell>
          <table:table-cell office:value-type="float" office:value="3759">
            <text:p>3759</text:p>
          </table:table-cell>
          <table:table-cell table:formula="of:=LOG([.A11];10)" office:value-type="float" office:value="0.149903095300957">
            <text:p>0,150</text:p>
          </table:table-cell>
          <table:table-cell table:formula="of:=LOG([.B11];10)" office:value-type="float" office:value="3.57507232571381">
            <text:p>3,57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LOG([.A12];10)" office:value-type="float" office:value="0">
            <text:p>Err:502</text:p>
          </table:table-cell>
          <table:table-cell table:formula="of:=LOG([.B12];10)" office:value-type="float" office:value="0">
            <text:p>Err:502</text:p>
          </table:table-cell>
          <table:table-cell table:number-columns-repeated="4"/>
        </table:table-row>
        <table:table-row table:style-name="ro2">
          <table:table-cell/>
          <table:table-cell table:style-name="ce14"/>
          <table:table-cell table:formula="of:=LOG([.A13];10)" office:value-type="float" office:value="0">
            <text:p>Err:502</text:p>
          </table:table-cell>
          <table:table-cell table:formula="of:=LOG([.B13];10)" office:value-type="float" office:value="0">
            <text:p>Err:502</text:p>
          </table:table-cell>
          <table:table-cell table:style-name="ce19"/>
          <table:table-cell table:number-columns-repeated="3"/>
        </table:table-row>
        <table:table-row table:style-name="ro2">
          <table:table-cell table:number-columns-repeated="2"/>
          <table:table-cell table:formula="of:=LOG([.A14];10)" office:value-type="float" office:value="0">
            <text:p>Err:502</text:p>
          </table:table-cell>
          <table:table-cell table:formula="of:=LOG([.B14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15];10)" office:value-type="float" office:value="0">
            <text:p>Err:502</text:p>
          </table:table-cell>
          <table:table-cell table:formula="of:=LOG([.B15];10)" office:value-type="float" office:value="0">
            <text:p>Err:502</text:p>
          </table:table-cell>
          <table:table-cell table:style-name="ce9"/>
          <table:table-cell>
            <draw:frame table:end-cell-address="'e 11x6x5x4'.M31" table:end-x="0.114cm" table:end-y="0.117cm" draw:z-index="0" draw:style-name="gr1" svg:width="15.434cm" svg:height="6.661cm" svg:x="1.325cm" svg:y="0.344cm">
              <draw:object draw:notify-on-update-of-ranges="'e 11x6x5x4'.A4:'e 11x6x5x4'.A20 'e 11x6x5x4'.B3:'e 11x6x5x4'.B3 'e 11x6x5x4'.B4:'e 11x6x5x4'.B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LOG([.A16];10)" office:value-type="float" office:value="0">
            <text:p>Err:502</text:p>
          </table:table-cell>
          <table:table-cell table:formula="of:=LOG([.B16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17];10)" office:value-type="float" office:value="0">
            <text:p>Err:502</text:p>
          </table:table-cell>
          <table:table-cell table:formula="of:=LOG([.B17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18];10)" office:value-type="float" office:value="0">
            <text:p>Err:502</text:p>
          </table:table-cell>
          <table:table-cell table:formula="of:=LOG([.B18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19];10)" office:value-type="float" office:value="0">
            <text:p>Err:502</text:p>
          </table:table-cell>
          <table:table-cell table:formula="of:=LOG([.B19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20];10)" office:value-type="float" office:value="0">
            <text:p>Err:502</text:p>
          </table:table-cell>
          <table:table-cell table:formula="of:=LOG([.B20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number-columns-repeated="2"/>
          <table:table-cell table:formula="of:=LOG([.A21];10)" office:value-type="float" office:value="0">
            <text:p>Err:502</text:p>
          </table:table-cell>
          <table:table-cell table:formula="of:=LOG([.B21];10)" office:value-type="float" office:value="0">
            <text:p>Err:502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24"/>
          <table:table-cell table:style-name="ce15"/>
          <table:table-cell table:formula="of:=LOG([.A22];10)" office:value-type="float" office:value="0">
            <text:p>Err:502</text:p>
          </table:table-cell>
          <table:table-cell table:formula="of:=LOG([.B22];10)" office:value-type="float" office:value="0">
            <text:p>Err:502</text:p>
          </table:table-cell>
          <table:table-cell table:number-columns-repeated="4"/>
        </table:table-row>
      </table:table>
      <table:table table:name="e 8x6x6x6" table:style-name="ta1" table:print="false">
        <table:table-column table:style-name="co8" table:default-cell-style-name="ce10"/>
        <table:table-column table:style-name="co7" table:default-cell-style-name="Default"/>
        <table:table-column table:style-name="co1" table:default-cell-style-name="ce16"/>
        <table:table-column table:style-name="co1" table:default-cell-style-name="ce18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3">
          <table:table-cell table:style-name="ce7" office:value-type="string">
            <text:p>EqFictiousPlay: forecast iteration count for given epsilon</text:p>
          </table:table-cell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9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8" office:value-type="string">
            <text:p>Epsilon</text:p>
          </table:table-cell>
          <table:table-cell table:style-name="ce13" office:value-type="string">
            <text:p>Iterations</text:p>
          </table:table-cell>
          <table:table-cell table:style-name="ce13" office:value-type="string">
            <text:p>Log(e)</text:p>
          </table:table-cell>
          <table:table-cell table:style-name="ce17" office:value-type="string">
            <text:p>Log(it)</text:p>
          </table:table-cell>
          <table:table-cell/>
          <table:table-cell table:style-name="ce20" office:value-type="string">
            <text:p>Desired e:</text:p>
          </table:table-cell>
          <table:table-cell table:style-name="ce21" office:value-type="float" office:value="0.06">
            <text:p>0,060000</text:p>
          </table:table-cell>
          <table:table-cell/>
        </table:table-row>
        <table:table-row table:style-name="ro2">
          <table:table-cell office:value-type="float" office:value="0.983983092746815">
            <text:p>0,983983</text:p>
          </table:table-cell>
          <table:table-cell office:value-type="float" office:value="5564">
            <text:p>5564</text:p>
          </table:table-cell>
          <table:table-cell table:formula="of:=LOG([.A4];10)" office:value-type="float" office:value="-0.00701236375346038">
            <text:p>-0,007</text:p>
          </table:table-cell>
          <table:table-cell table:formula="of:=LOG([.B4];10)" office:value-type="float" office:value="3.74538712132001">
            <text:p>3,745</text:p>
          </table:table-cell>
          <table:table-cell/>
          <table:table-cell table:style-name="ce20" office:value-type="string">
            <text:p>Forecast it:</text:p>
          </table:table-cell>
          <table:table-cell table:style-name="ce22" table:formula="of:=10^FORECAST(LOG([.G3]);[.D4:.D22];[.C4:.C22])" office:value-type="float" office:value="91238.4719147955">
            <text:p>91238</text:p>
          </table:table-cell>
          <table:table-cell table:style-name="ce23" office:value-type="string">
            <text:p>← Adjust range here!</text:p>
          </table:table-cell>
        </table:table-row>
        <table:table-row table:style-name="ro2">
          <table:table-cell office:value-type="float" office:value="0.885470824086946">
            <text:p>0,885471</text:p>
          </table:table-cell>
          <table:table-cell office:value-type="float" office:value="6182">
            <text:p>6182</text:p>
          </table:table-cell>
          <table:table-cell table:formula="of:=LOG([.A5];10)" office:value-type="float" office:value="-0.052825744069381">
            <text:p>-0,053</text:p>
          </table:table-cell>
          <table:table-cell table:formula="of:=LOG([.B5];10)" office:value-type="float" office:value="3.79112900072729">
            <text:p>3,791</text:p>
          </table:table-cell>
          <table:table-cell/>
          <table:table-cell office:value-type="string">
            <text:p>It. done</text:p>
          </table:table-cell>
          <table:table-cell office:value-type="float" office:value="37104">
            <text:p>37104</text:p>
          </table:table-cell>
          <table:table-cell/>
        </table:table-row>
        <table:table-row table:style-name="ro2">
          <table:table-cell office:value-type="float" office:value="0.796889015488313">
            <text:p>0,796889</text:p>
          </table:table-cell>
          <table:table-cell office:value-type="float" office:value="6869">
            <text:p>6869</text:p>
          </table:table-cell>
          <table:table-cell table:formula="of:=LOG([.A6];10)" office:value-type="float" office:value="-0.0986021595540817">
            <text:p>-0,099</text:p>
          </table:table-cell>
          <table:table-cell table:formula="of:=LOG([.B6];10)" office:value-type="float" office:value="3.83689351637643">
            <text:p>3,837</text:p>
          </table:table-cell>
          <table:table-cell table:number-columns-repeated="2"/>
          <table:table-cell table:formula="of:=([.G4]-[.G5])/0.4/24/3600" office:value-type="float" office:value="1.56639096975681">
            <text:p>1,57</text:p>
          </table:table-cell>
          <table:table-cell office:value-type="string">
            <text:p>days</text:p>
          </table:table-cell>
        </table:table-row>
        <table:table-row table:style-name="ro2">
          <table:table-cell office:value-type="float" office:value="0.71713868847324">
            <text:p>0,717139</text:p>
          </table:table-cell>
          <table:table-cell office:value-type="float" office:value="7633">
            <text:p>7633</text:p>
          </table:table-cell>
          <table:table-cell table:formula="of:=LOG([.A7];10)" office:value-type="float" office:value="-0.144396847380854">
            <text:p>-0,144</text:p>
          </table:table-cell>
          <table:table-cell table:formula="of:=LOG([.B7];10)" office:value-type="float" office:value="3.8826952623816">
            <text:p>3,883</text:p>
          </table:table-cell>
          <table:table-cell table:number-columns-repeated="4"/>
        </table:table-row>
        <table:table-row table:style-name="ro2">
          <table:table-cell office:value-type="float" office:value="0.645418230452269">
            <text:p>0,645418</text:p>
          </table:table-cell>
          <table:table-cell office:value-type="float" office:value="8482">
            <text:p>8482</text:p>
          </table:table-cell>
          <table:table-cell table:formula="of:=LOG([.A8];10)" office:value-type="float" office:value="-0.190158771697833">
            <text:p>-0,190</text:p>
          </table:table-cell>
          <table:table-cell table:formula="of:=LOG([.B8];10)" office:value-type="float" office:value="3.92849826812369">
            <text:p>3,928</text:p>
          </table:table-cell>
          <table:table-cell table:number-columns-repeated="4"/>
        </table:table-row>
        <table:table-row table:style-name="ro2">
          <table:table-cell office:value-type="float" office:value="0.580818813541403">
            <text:p>0,580819</text:p>
          </table:table-cell>
          <table:table-cell table:style-name="ce14" office:value-type="float" office:value="9425">
            <text:p>9425</text:p>
          </table:table-cell>
          <table:table-cell table:formula="of:=LOG([.A9];10)" office:value-type="float" office:value="-0.235959324668696">
            <text:p>-0,236</text:p>
          </table:table-cell>
          <table:table-cell table:formula="of:=LOG([.B9];10)" office:value-type="float" office:value="3.97428135887783">
            <text:p>3,974</text:p>
          </table:table-cell>
          <table:table-cell table:number-columns-repeated="4"/>
        </table:table-row>
        <table:table-row table:style-name="ro2">
          <table:table-cell office:value-type="float" office:value="0.522712581234581">
            <text:p>0,522713</text:p>
          </table:table-cell>
          <table:table-cell table:style-name="ce14" office:value-type="float" office:value="10473">
            <text:p>10473</text:p>
          </table:table-cell>
          <table:table-cell table:formula="of:=LOG([.A10];10)" office:value-type="float" office:value="-0.281737046688174">
            <text:p>-0,282</text:p>
          </table:table-cell>
          <table:table-cell table:formula="of:=LOG([.B10];10)" office:value-type="float" office:value="4.02007110353384">
            <text:p>4,020</text:p>
          </table:table-cell>
          <table:table-cell table:number-columns-repeated="4"/>
        </table:table-row>
        <table:table-row table:style-name="ro2">
          <table:table-cell office:value-type="float" office:value="0.47040234812858">
            <text:p>0,470402</text:p>
          </table:table-cell>
          <table:table-cell office:value-type="float" office:value="11637">
            <text:p>11637</text:p>
          </table:table-cell>
          <table:table-cell table:formula="of:=LOG([.A11];10)" office:value-type="float" office:value="-0.327530519039189">
            <text:p>-0,328</text:p>
          </table:table-cell>
          <table:table-cell table:formula="of:=LOG([.B11];10)" office:value-type="float" office:value="4.06584103431972">
            <text:p>4,066</text:p>
          </table:table-cell>
          <table:table-cell table:number-columns-repeated="4"/>
        </table:table-row>
        <table:table-row table:style-name="ro2">
          <table:table-cell office:value-type="float" office:value="0.423354905303104">
            <text:p>0,423355</text:p>
          </table:table-cell>
          <table:table-cell office:value-type="float" office:value="12929">
            <text:p>12929</text:p>
          </table:table-cell>
          <table:table-cell table:formula="of:=LOG([.A12];10)" office:value-type="float" office:value="-0.373295403806043">
            <text:p>-0,373</text:p>
          </table:table-cell>
          <table:table-cell table:formula="of:=LOG([.B12];10)" office:value-type="float" office:value="4.1115649354545">
            <text:p>4,112</text:p>
          </table:table-cell>
          <table:table-cell table:number-columns-repeated="4"/>
        </table:table-row>
        <table:table-row table:style-name="ro2">
          <table:table-cell office:value-type="float" office:value="0.381007756799249">
            <text:p>0,381008</text:p>
          </table:table-cell>
          <table:table-cell table:style-name="ce14" office:value-type="float" office:value="14365">
            <text:p>14365</text:p>
          </table:table-cell>
          <table:table-cell table:formula="of:=LOG([.A13];10)" office:value-type="float" office:value="-0.419066182589947">
            <text:p>-0,419</text:p>
          </table:table-cell>
          <table:table-cell table:formula="of:=LOG([.B13];10)" office:value-type="float" office:value="4.15730563032797">
            <text:p>4,157</text:p>
          </table:table-cell>
          <table:table-cell table:style-name="ce19"/>
          <table:table-cell table:number-columns-repeated="3"/>
        </table:table-row>
        <table:table-row table:style-name="ro2">
          <table:table-cell office:value-type="float" office:value="0.342887275303314">
            <text:p>0,342887</text:p>
          </table:table-cell>
          <table:table-cell office:value-type="float" office:value="15962">
            <text:p>15962</text:p>
          </table:table-cell>
          <table:table-cell table:formula="of:=LOG([.A14];10)" office:value-type="float" office:value="-0.464848631444095">
            <text:p>-0,465</text:p>
          </table:table-cell>
          <table:table-cell table:formula="of:=LOG([.B14];10)" office:value-type="float" office:value="4.20308730647245">
            <text:p>4,203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308584857290634">
            <text:p>0,308585</text:p>
          </table:table-cell>
          <table:table-cell office:value-type="float" office:value="17735">
            <text:p>17735</text:p>
          </table:table-cell>
          <table:table-cell table:formula="of:=LOG([.A15];10)" office:value-type="float" office:value="-0.51062538921413">
            <text:p>-0,511</text:p>
          </table:table-cell>
          <table:table-cell table:formula="of:=LOG([.B15];10)" office:value-type="float" office:value="4.24883119280796">
            <text:p>4,249</text:p>
          </table:table-cell>
          <table:table-cell table:style-name="ce9"/>
          <table:table-cell>
            <draw:frame table:end-cell-address="'e 8x6x6x6'.M31" table:end-x="0.114cm" table:end-y="0.117cm" draw:z-index="0" draw:style-name="gr1" svg:width="15.434cm" svg:height="6.661cm" svg:x="1.325cm" svg:y="0.344cm">
              <draw:object draw:notify-on-update-of-ranges="'e 8x6x6x6'.A4:'e 8x6x6x6'.A17 'e 8x6x6x6'.B3:'e 8x6x6x6'.B3 'e 8x6x6x6'.B4:'e 8x6x6x6'.B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77712640807119">
            <text:p>0,277713</text:p>
          </table:table-cell>
          <table:table-cell office:value-type="float" office:value="19708">
            <text:p>19708</text:p>
          </table:table-cell>
          <table:table-cell table:formula="of:=LOG([.A16];10)" office:value-type="float" office:value="-0.556404351766362">
            <text:p>-0,556</text:p>
          </table:table-cell>
          <table:table-cell table:formula="of:=LOG([.B16];10)" office:value-type="float" office:value="4.29464255360287">
            <text:p>4,295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24993689085979">
            <text:p>0,249937</text:p>
          </table:table-cell>
          <table:table-cell office:value-type="float" office:value="21901">
            <text:p>21901</text:p>
          </table:table-cell>
          <table:table-cell table:formula="of:=LOG([.A17];10)" office:value-type="float" office:value="-0.602169636973233">
            <text:p>-0,602</text:p>
          </table:table-cell>
          <table:table-cell table:formula="of:=LOG([.B17];10)" office:value-type="float" office:value="4.34046394518563">
            <text:p>4,340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224939862964151">
            <text:p>0,224940</text:p>
          </table:table-cell>
          <table:table-cell office:value-type="float" office:value="24335">
            <text:p>24335</text:p>
          </table:table-cell>
          <table:table-cell table:formula="of:=LOG([.A18];10)" office:value-type="float" office:value="-0.64793357377172">
            <text:p>-0,648</text:p>
          </table:table-cell>
          <table:table-cell table:formula="of:=LOG([.B18];10)" office:value-type="float" office:value="4.38623135057953">
            <text:p>4,386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20244183384265">
            <text:p>0,202442</text:p>
          </table:table-cell>
          <table:table-cell office:value-type="float" office:value="27040">
            <text:p>27040</text:p>
          </table:table-cell>
          <table:table-cell table:formula="of:=LOG([.A19];10)" office:value-type="float" office:value="-0.693699737238886">
            <text:p>-0,694</text:p>
          </table:table-cell>
          <table:table-cell table:formula="of:=LOG([.B19];10)" office:value-type="float" office:value="4.4320066872696">
            <text:p>4,432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182193865179021">
            <text:p>0,182194</text:p>
          </table:table-cell>
          <table:table-cell office:value-type="float" office:value="30047">
            <text:p>30047</text:p>
          </table:table-cell>
          <table:table-cell table:formula="of:=LOG([.A20];10)" office:value-type="float" office:value="-0.739466250654758">
            <text:p>-0,739</text:p>
          </table:table-cell>
          <table:table-cell table:formula="of:=LOG([.B20];10)" office:value-type="float" office:value="4.47780111698815">
            <text:p>4,478</text:p>
          </table:table-cell>
          <table:table-cell table:style-name="ce9"/>
          <table:table-cell table:number-columns-repeated="3"/>
        </table:table-row>
        <table:table-row table:style-name="ro2">
          <table:table-cell office:value-type="float" office:value="0.163968406961806">
            <text:p>0,163968</text:p>
          </table:table-cell>
          <table:table-cell office:value-type="float" office:value="33393">
            <text:p>33393</text:p>
          </table:table-cell>
          <table:table-cell table:formula="of:=LOG([.A21];10)" office:value-type="float" office:value="-0.78523982270781">
            <text:p>-0,785</text:p>
          </table:table-cell>
          <table:table-cell table:formula="of:=LOG([.B21];10)" office:value-type="float" office:value="4.52365543747063">
            <text:p>4,524</text:p>
          </table:table-cell>
          <table:table-cell table:style-name="ce9"/>
          <table:table-cell table:number-columns-repeated="3"/>
        </table:table-row>
        <table:table-row table:style-name="ro2">
          <table:table-cell table:style-name="ce24" office:value-type="float" office:value="0.147567410893365">
            <text:p>0,147567</text:p>
          </table:table-cell>
          <table:table-cell table:style-name="ce15" office:value-type="float" office:value="37104">
            <text:p>37104</text:p>
          </table:table-cell>
          <table:table-cell table:formula="of:=LOG([.A22];10)" office:value-type="float" office:value="-0.831009542458004">
            <text:p>-0,831</text:p>
          </table:table-cell>
          <table:table-cell table:formula="of:=LOG([.B22];10)" office:value-type="float" office:value="4.56942073129391">
            <text:p>4,569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educ - eps" table:style-name="ta1" table:print="false">
        <table:table-column table:style-name="co1" table:default-cell-style-name="Default"/>
        <table:table-column table:style-name="co1" table:number-columns-repeated="3" table:default-cell-style-name="ce9"/>
        <table:table-row table:style-name="ro2">
          <table:table-cell table:style-name="ce1" office:value-type="string">
            <text:p>Results for Leduc Full Game </text:p>
          </table:table-cell>
          <table:table-cell table:style-name="ce1" table:number-columns-repeated="3"/>
        </table:table-row>
        <table:table-row table:style-name="ro2">
          <table:table-cell table:style-name="ce1" table:number-columns-repeated="4"/>
        </table:table-row>
        <table:table-row table:style-name="ro2">
          <table:table-cell table:style-name="ce1" office:value-type="string">
            <text:p>Iter</text:p>
          </table:table-cell>
          <table:table-cell table:style-name="ce1" office:value-type="string">
            <text:p>Br 0</text:p>
          </table:table-cell>
          <table:table-cell table:style-name="ce1" office:value-type="string">
            <text:p>Br 1</text:p>
          </table:table-cell>
          <table:table-cell table:style-name="ce1" office:value-type="string">
            <text:p>Eps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16433">
            <text:p>0,16433</text:p>
          </table:table-cell>
          <table:table-cell office:value-type="float" office:value="0.38733">
            <text:p>0,38733</text:p>
          </table:table-cell>
          <table:table-cell table:formula="of:=[.B4]+[.C4]" office:value-type="float" office:value="0.55166">
            <text:p>0,5516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6033">
            <text:p>0,06033</text:p>
          </table:table-cell>
          <table:table-cell office:value-type="float" office:value="0.22855">
            <text:p>0,22855</text:p>
          </table:table-cell>
          <table:table-cell table:formula="of:=[.B5]+[.C5]" office:value-type="float" office:value="0.28888">
            <text:p>0,2888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02308">
            <text:p>0,02308</text:p>
          </table:table-cell>
          <table:table-cell office:value-type="float" office:value="0.12869">
            <text:p>0,12869</text:p>
          </table:table-cell>
          <table:table-cell table:formula="of:=[.B6]+[.C6]" office:value-type="float" office:value="0.15177">
            <text:p>0,15177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-0.00658">
            <text:p>-0,00658</text:p>
          </table:table-cell>
          <table:table-cell office:value-type="float" office:value="0.08799">
            <text:p>0,08799</text:p>
          </table:table-cell>
          <table:table-cell table:formula="of:=[.B7]+[.C7]" office:value-type="float" office:value="0.08141">
            <text:p>0,0814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-0.01418">
            <text:p>-0,01418</text:p>
          </table:table-cell>
          <table:table-cell office:value-type="float" office:value="0.07553">
            <text:p>0,07553</text:p>
          </table:table-cell>
          <table:table-cell table:formula="of:=[.B8]+[.C8]" office:value-type="float" office:value="0.06135">
            <text:p>0,0613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-0.02636">
            <text:p>-0,02636</text:p>
          </table:table-cell>
          <table:table-cell office:value-type="float" office:value="0.06105">
            <text:p>0,06105</text:p>
          </table:table-cell>
          <table:table-cell table:formula="of:=[.B9]+[.C9]" office:value-type="float" office:value="0.03469">
            <text:p>0,03469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03408">
            <text:p>-0,03408</text:p>
          </table:table-cell>
          <table:table-cell office:value-type="float" office:value="0.05431">
            <text:p>0,05431</text:p>
          </table:table-cell>
          <table:table-cell table:formula="of:=[.B10]+[.C10]" office:value-type="float" office:value="0.02023">
            <text:p>0,02023</text:p>
          </table:table-cell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-0.03769">
            <text:p>-0,03769</text:p>
          </table:table-cell>
          <table:table-cell office:value-type="float" office:value="0.04943">
            <text:p>0,04943</text:p>
          </table:table-cell>
          <table:table-cell table:formula="of:=[.B11]+[.C11]" office:value-type="float" office:value="0.01174">
            <text:p>0,01174</text:p>
          </table:table-cell>
        </table:table-row>
        <table:table-row table:style-name="ro2">
          <table:table-cell office:value-type="float" office:value="16000">
            <text:p>16000</text:p>
          </table:table-cell>
          <table:table-cell office:value-type="float" office:value="-0.03998">
            <text:p>-0,03998</text:p>
          </table:table-cell>
          <table:table-cell office:value-type="float" office:value="0.04693">
            <text:p>0,04693</text:p>
          </table:table-cell>
          <table:table-cell table:formula="of:=[.B12]+[.C12]" office:value-type="float" office:value="0.00695">
            <text:p>0,00695</text:p>
          </table:table-cell>
        </table:table-row>
        <table:table-row table:style-name="ro2">
          <table:table-cell office:value-type="float" office:value="32000">
            <text:p>32000</text:p>
          </table:table-cell>
          <table:table-cell office:value-type="float" office:value="-0.04109">
            <text:p>-0,04109</text:p>
          </table:table-cell>
          <table:table-cell office:value-type="float" office:value="0.04537">
            <text:p>0,04537</text:p>
          </table:table-cell>
          <table:table-cell table:formula="of:=[.B13]+[.C13]" office:value-type="float" office:value="0.00428">
            <text:p>0,00428</text:p>
          </table:table-cell>
        </table:table-row>
        <table:table-row table:style-name="ro2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Default">
            <draw:frame table:end-cell-address="'Leduc - eps'.L40" table:end-x="2.006cm" table:end-y="0.346cm" draw:z-index="0" draw:style-name="gr1" svg:width="18.315cm" svg:height="10.008cm" svg:x="1.756cm" svg:y="0.24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.07.2011</text:date>, <text:time>07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Alles</meta:initial-creator>
    <meta:creation-date>2011-05-30T11:30:04.54</meta:creation-date>
    <dc:date>2011-07-07T07:30:11.48</dc:date>
    <dc:creator>Ivan Alles</dc:creator>
    <meta:editing-duration>PT10H4M13S</meta:editing-duration>
    <meta:editing-cycles>68</meta:editing-cycles>
    <meta:generator>OpenOffice.org/3.3$Win32 OpenOffice.org_project/330m20$Build-9567</meta:generator>
    <meta:document-statistic meta:table-count="7" meta:cell-count="70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83cm" svg:height="15.649cm" xlink:href=".." chart:class="chart:line" chart:style-name="ch1">
        <chart:legend chart:legend-position="end" svg:x="17.476cm" svg:y="7.516cm" chart:style-name="ch2"/>
        <chart:plot-area chart:style-name="ch3" table:cell-range-address="'e 4x4x4x4'.A3:'e 4x4x4x4'.B11" chart:data-source-has-labels="both" svg:x="0.393cm" svg:y="0.312cm" svg:width="16.691cm" svg:height="14.713cm">
          <chart:axis chart:dimension="x" chart:name="primary-x" chart:style-name="ch4">
            <chart:categories table:cell-range-address="'e 4x4x4x4'.A4:'e 4x4x4x4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 4x4x4x4'.B4:'e 4x4x4x4'.B11" chart:label-cell-address="'e 4x4x4x4'.B3:'e 4x4x4x4'.B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 4x4x4x4'.B3:'e 4x4x4x4'.B3">Iterations</text:p>
              </table:table-cell>
            </table:table-row>
          </table:table-header-rows>
          <table:table-rows>
            <table:table-row>
              <table:table-cell office:value-type="string">
                <text:p text:id="'e 4x4x4x4'.A4:'e 4x4x4x4'.A11">0,507530</text:p>
              </table:table-cell>
              <table:table-cell office:value-type="float" office:value="13117">
                <text:p text:id="'e 4x4x4x4'.B4:'e 4x4x4x4'.B11">13117</text:p>
              </table:table-cell>
            </table:table-row>
            <table:table-row>
              <table:table-cell office:value-type="string">
                <text:p>0,456763</text:p>
              </table:table-cell>
              <table:table-cell office:value-type="float" office:value="14578">
                <text:p>14578</text:p>
              </table:table-cell>
            </table:table-row>
            <table:table-row>
              <table:table-cell office:value-type="string">
                <text:p>0,411077</text:p>
              </table:table-cell>
              <table:table-cell office:value-type="float" office:value="16204">
                <text:p>16204</text:p>
              </table:table-cell>
            </table:table-row>
            <table:table-row>
              <table:table-cell office:value-type="string">
                <text:p>0,369964</text:p>
              </table:table-cell>
              <table:table-cell office:value-type="float" office:value="18012">
                <text:p>18012</text:p>
              </table:table-cell>
            </table:table-row>
            <table:table-row>
              <table:table-cell office:value-type="string">
                <text:p>0,332951</text:p>
              </table:table-cell>
              <table:table-cell office:value-type="float" office:value="20018">
                <text:p>20018</text:p>
              </table:table-cell>
            </table:table-row>
            <table:table-row>
              <table:table-cell office:value-type="string">
                <text:p>0,299656</text:p>
              </table:table-cell>
              <table:table-cell office:value-type="float" office:value="22239">
                <text:p>22239</text:p>
              </table:table-cell>
            </table:table-row>
            <table:table-row>
              <table:table-cell office:value-type="string">
                <text:p>0,269680</text:p>
              </table:table-cell>
              <table:table-cell office:value-type="float" office:value="24720">
                <text:p>24720</text:p>
              </table:table-cell>
            </table:table-row>
            <table:table-row>
              <table:table-cell office:value-type="string">
                <text:p>0,242704</text:p>
              </table:table-cell>
              <table:table-cell office:value-type="float" office:value="27474">
                <text:p>27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83cm" svg:height="15.649cm" xlink:href=".." chart:class="chart:line" chart:style-name="ch1">
        <chart:legend chart:legend-position="end" svg:x="17.476cm" svg:y="7.516cm" chart:style-name="ch2"/>
        <chart:plot-area chart:style-name="ch3" table:cell-range-address="'e 3x3x3x3'.A3:'e 3x3x3x3'.B11" chart:data-source-has-labels="both" svg:x="0.393cm" svg:y="0.312cm" svg:width="16.691cm" svg:height="14.713cm">
          <chart:axis chart:dimension="x" chart:name="primary-x" chart:style-name="ch4">
            <chart:categories table:cell-range-address="'e 3x3x3x3'.A4:'e 3x3x3x3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 3x3x3x3'.B4:'e 3x3x3x3'.B11" chart:label-cell-address="'e 3x3x3x3'.B3:'e 3x3x3x3'.B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 3x3x3x3'.B3:'e 3x3x3x3'.B3">Iterations</text:p>
              </table:table-cell>
            </table:table-row>
          </table:table-header-rows>
          <table:table-rows>
            <table:table-row>
              <table:table-cell office:value-type="string">
                <text:p text:id="'e 3x3x3x3'.A4:'e 3x3x3x3'.A11">0,18461</text:p>
              </table:table-cell>
              <table:table-cell office:value-type="float" office:value="42897">
                <text:p text:id="'e 3x3x3x3'.B4:'e 3x3x3x3'.B11">42897</text:p>
              </table:table-cell>
            </table:table-row>
            <table:table-row>
              <table:table-cell office:value-type="string">
                <text:p>0,16615</text:p>
              </table:table-cell>
              <table:table-cell office:value-type="float" office:value="47662">
                <text:p>47662</text:p>
              </table:table-cell>
            </table:table-row>
            <table:table-row>
              <table:table-cell office:value-type="string">
                <text:p>0,149527</text:p>
              </table:table-cell>
              <table:table-cell office:value-type="float" office:value="52995">
                <text:p>52995</text:p>
              </table:table-cell>
            </table:table-row>
            <table:table-row>
              <table:table-cell office:value-type="string">
                <text:p>0,134574</text:p>
              </table:table-cell>
              <table:table-cell office:value-type="float" office:value="58887">
                <text:p>58887</text:p>
              </table:table-cell>
            </table:table-row>
            <table:table-row>
              <table:table-cell office:value-type="string">
                <text:p>0,121114</text:p>
              </table:table-cell>
              <table:table-cell office:value-type="float" office:value="65504">
                <text:p>65504</text:p>
              </table:table-cell>
            </table:table-row>
            <table:table-row>
              <table:table-cell office:value-type="string">
                <text:p>0,108999</text:p>
              </table:table-cell>
              <table:table-cell office:value-type="float" office:value="72892">
                <text:p>72892</text:p>
              </table:table-cell>
            </table:table-row>
            <table:table-row>
              <table:table-cell office:value-type="string">
                <text:p>0,098097</text:p>
              </table:table-cell>
              <table:table-cell office:value-type="float" office:value="81070">
                <text:p>81070</text:p>
              </table:table-cell>
            </table:table-row>
            <table:table-row>
              <table:table-cell office:value-type="string">
                <text:p>0,088286</text:p>
              </table:table-cell>
              <table:table-cell office:value-type="float" office:value="90239">
                <text:p>902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35cm" svg:height="7cm" xlink:href=".." chart:class="chart:line" chart:style-name="ch1">
        <chart:legend chart:legend-position="end" svg:x="13.313cm" svg:y="3.192cm" chart:style-name="ch2"/>
        <chart:plot-area chart:style-name="ch3" table:cell-range-address="'e 11x6x5x4'.A3:'e 11x6x5x4'.B20" chart:data-source-has-labels="both" svg:x="0.308cm" svg:y="0.14cm" svg:width="12.698cm" svg:height="6.58cm">
          <chart:axis chart:dimension="x" chart:name="primary-x" chart:style-name="ch4">
            <chart:categories table:cell-range-address="'e 11x6x5x4'.A4:'e 11x6x5x4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 11x6x5x4'.B4:'e 11x6x5x4'.B20" chart:label-cell-address="'e 11x6x5x4'.B3:'e 11x6x5x4'.B3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 11x6x5x4'.B3:'e 11x6x5x4'.B3">Iterations</text:p>
              </table:table-cell>
            </table:table-row>
          </table:table-header-rows>
          <table:table-rows>
            <table:table-row>
              <table:table-cell office:value-type="string">
                <text:p text:id="'e 11x6x5x4'.A4:'e 11x6x5x4'.A20">2,956874</text:p>
              </table:table-cell>
              <table:table-cell office:value-type="float" office:value="1796">
                <text:p text:id="'e 11x6x5x4'.B4:'e 11x6x5x4'.B20">1796</text:p>
              </table:table-cell>
            </table:table-row>
            <table:table-row>
              <table:table-cell office:value-type="string">
                <text:p>2,660314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2,393928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,15386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string">
                <text:p>1,938275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string">
                <text:p>1,744053</text:p>
              </table:table-cell>
              <table:table-cell office:value-type="float" office:value="3044">
                <text:p>3044</text:p>
              </table:table-cell>
            </table:table-row>
            <table:table-row>
              <table:table-cell office:value-type="string">
                <text:p>1,569233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1,412222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64cm" svg:height="6.456cm" xlink:href=".." chart:class="chart:line" chart:style-name="ch1">
        <chart:title svg:x="4.137cm" svg:y="0.13cm" chart:style-name="ch2">
          <text:p>4x4x4x4 vs FO2</text:p>
        </chart:title>
        <chart:legend chart:legend-position="end" svg:x="9.78cm" svg:y="2.92cm" chart:style-name="ch3"/>
        <chart:plot-area chart:style-name="ch4" table:cell-range-address="fo2.A11:fo2.A16 fo2.D10:fo2.D16" chart:data-source-has-labels="both" svg:x="0.105cm" svg:y="0.939cm" svg:width="8.555cm" svg:height="5.328cm">
          <chart:axis chart:dimension="x" chart:name="primary-x" chart:style-name="ch5">
            <chart:title svg:x="3.826cm" svg:y="5.799cm" chart:style-name="ch6">
              <text:p>Epsilon</text:p>
            </chart:title>
            <chart:categories table:cell-range-address="fo2.A11:fo2.A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o2.D11:fo2.D16" chart:label-cell-address="fo2.D10:fo2.D10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2.D10:fo2.D10">Total</text:p>
              </table:table-cell>
            </table:table-row>
          </table:table-header-rows>
          <table:table-rows>
            <table:table-row>
              <table:table-cell office:value-type="string">
                <text:p text:id="fo2.A11:fo2.A16">0,350</text:p>
              </table:table-cell>
              <table:table-cell office:value-type="float" office:value="-160.855">
                <text:p text:id="fo2.D11:fo2.D16">-160.855</text:p>
              </table:table-cell>
            </table:table-row>
            <table:table-row>
              <table:table-cell office:value-type="string">
                <text:p>0,140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0,057</text:p>
              </table:table-cell>
              <table:table-cell office:value-type="float" office:value="-76.715">
                <text:p>-76.715</text:p>
              </table:table-cell>
            </table:table-row>
            <table:table-row>
              <table:table-cell office:value-type="string">
                <text:p>0,045</text:p>
              </table:table-cell>
              <table:table-cell office:value-type="float" office:value="-78.57">
                <text:p>-78.57</text:p>
              </table:table-cell>
            </table:table-row>
            <table:table-row>
              <table:table-cell office:value-type="string">
                <text:p>0,034</text:p>
              </table:table-cell>
              <table:table-cell office:value-type="float" office:value="-84.555">
                <text:p>-84.555</text:p>
              </table:table-cell>
            </table:table-row>
            <table:table-row>
              <table:table-cell office:value-type="string">
                <text:p>0,031</text:p>
              </table:table-cell>
              <table:table-cell office:value-type="float" office:value="-78.075">
                <text:p>-78.0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16cm" svg:height="10.494cm" xlink:href="." chart:class="chart:line" chart:style-name="ch1">
        <chart:legend chart:legend-position="end" svg:x="16.771cm" svg:y="4.512cm" chart:style-name="ch2"/>
        <chart:plot-area chart:style-name="ch3" chart:data-source-has-labels="both" svg:x="0.366cm" svg:y="0.209cm" svg:width="16.04cm" svg:height="9.867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 0</text:p>
              </table:table-cell>
              <table:table-cell office:value-type="string">
                <text:p>Br 1</text:p>
              </table:table-cell>
              <table:table-cell office:value-type="string">
                <text:p>Eps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0.16433">
                <text:p>0.16433</text:p>
              </table:table-cell>
              <table:table-cell office:value-type="float" office:value="0.38733">
                <text:p>0.38733</text:p>
              </table:table-cell>
              <table:table-cell office:value-type="float" office:value="0.55166">
                <text:p>0.551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033">
                <text:p>0.06033</text:p>
              </table:table-cell>
              <table:table-cell office:value-type="float" office:value="0.22855">
                <text:p>0.22855</text:p>
              </table:table-cell>
              <table:table-cell office:value-type="float" office:value="0.28888">
                <text:p>0.288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308">
                <text:p>0.02308</text:p>
              </table:table-cell>
              <table:table-cell office:value-type="float" office:value="0.12869">
                <text:p>0.12869</text:p>
              </table:table-cell>
              <table:table-cell office:value-type="float" office:value="0.15177">
                <text:p>0.151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658">
                <text:p>-0.00658</text:p>
              </table:table-cell>
              <table:table-cell office:value-type="float" office:value="0.08799">
                <text:p>0.08799</text:p>
              </table:table-cell>
              <table:table-cell office:value-type="float" office:value="0.08141">
                <text:p>0.081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1418">
                <text:p>-0.01418</text:p>
              </table:table-cell>
              <table:table-cell office:value-type="float" office:value="0.07553">
                <text:p>0.07553</text:p>
              </table:table-cell>
              <table:table-cell office:value-type="float" office:value="0.06135">
                <text:p>0.0613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0.02636">
                <text:p>-0.02636</text:p>
              </table:table-cell>
              <table:table-cell office:value-type="float" office:value="0.06105">
                <text:p>0.06105</text:p>
              </table:table-cell>
              <table:table-cell office:value-type="float" office:value="0.03469">
                <text:p>0.0346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0.03408">
                <text:p>-0.03408</text:p>
              </table:table-cell>
              <table:table-cell office:value-type="float" office:value="0.05431">
                <text:p>0.05431</text:p>
              </table:table-cell>
              <table:table-cell office:value-type="float" office:value="0.02023">
                <text:p>0.02023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-0.03769">
                <text:p>-0.03769</text:p>
              </table:table-cell>
              <table:table-cell office:value-type="float" office:value="0.04943">
                <text:p>0.04943</text:p>
              </table:table-cell>
              <table:table-cell office:value-type="float" office:value="0.01174">
                <text:p>0.01174</text:p>
              </table:table-cell>
            </table:table-row>
            <table:table-row>
              <table:table-cell office:value-type="string">
                <text:p>16000</text:p>
              </table:table-cell>
              <table:table-cell office:value-type="float" office:value="-0.03998">
                <text:p>-0.03998</text:p>
              </table:table-cell>
              <table:table-cell office:value-type="float" office:value="0.04693">
                <text:p>0.04693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32000</text:p>
              </table:table-cell>
              <table:table-cell office:value-type="float" office:value="-0.04109">
                <text:p>-0.04109</text:p>
              </table:table-cell>
              <table:table-cell office:value-type="float" office:value="0.04537">
                <text:p>0.04537</text:p>
              </table:table-cell>
              <table:table-cell office:value-type="float" office:value="0.00428">
                <text:p>0.00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435cm" svg:height="7cm" xlink:href=".." chart:class="chart:line" chart:style-name="ch1">
        <chart:legend chart:legend-position="end" svg:x="13.313cm" svg:y="3.192cm" chart:style-name="ch2"/>
        <chart:plot-area chart:style-name="ch3" table:cell-range-address="'e 8x6x6x6'.A3:'e 8x6x6x6'.B17" chart:data-source-has-labels="both" svg:x="0.308cm" svg:y="0.14cm" svg:width="12.698cm" svg:height="6.58cm">
          <chart:axis chart:dimension="x" chart:name="primary-x" chart:style-name="ch4">
            <chart:categories table:cell-range-address="'e 8x6x6x6'.A4:'e 8x6x6x6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 8x6x6x6'.B4:'e 8x6x6x6'.B17" chart:label-cell-address="'e 8x6x6x6'.B3:'e 8x6x6x6'.B3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 8x6x6x6'.B3:'e 8x6x6x6'.B3">Iterations</text:p>
              </table:table-cell>
            </table:table-row>
          </table:table-header-rows>
          <table:table-rows>
            <table:table-row>
              <table:table-cell office:value-type="string">
                <text:p text:id="'e 8x6x6x6'.A4:'e 8x6x6x6'.A17">0,983983</text:p>
              </table:table-cell>
              <table:table-cell office:value-type="float" office:value="5564">
                <text:p text:id="'e 8x6x6x6'.B4:'e 8x6x6x6'.B17">5564</text:p>
              </table:table-cell>
            </table:table-row>
            <table:table-row>
              <table:table-cell office:value-type="string">
                <text:p>0,885471</text:p>
              </table:table-cell>
              <table:table-cell office:value-type="float" office:value="6182">
                <text:p>6182</text:p>
              </table:table-cell>
            </table:table-row>
            <table:table-row>
              <table:table-cell office:value-type="string">
                <text:p>0,796889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0,717139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0,645418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0,580819</text:p>
              </table:table-cell>
              <table:table-cell office:value-type="float" office:value="9425">
                <text:p>9425</text:p>
              </table:table-cell>
            </table:table-row>
            <table:table-row>
              <table:table-cell office:value-type="string">
                <text:p>0,522713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0,470402</text:p>
              </table:table-cell>
              <table:table-cell office:value-type="float" office:value="11637">
                <text:p>11637</text:p>
              </table:table-cell>
            </table:table-row>
            <table:table-row>
              <table:table-cell office:value-type="string">
                <text:p>0,423355</text:p>
              </table:table-cell>
              <table:table-cell office:value-type="float" office:value="12929">
                <text:p>12929</text:p>
              </table:table-cell>
            </table:table-row>
            <table:table-row>
              <table:table-cell office:value-type="string">
                <text:p>0,381008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0,342887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0,308585</text:p>
              </table:table-cell>
              <table:table-cell office:value-type="float" office:value="17735">
                <text:p>17735</text:p>
              </table:table-cell>
            </table:table-row>
            <table:table-row>
              <table:table-cell office:value-type="string">
                <text:p>0,277713</text:p>
              </table:table-cell>
              <table:table-cell office:value-type="float" office:value="19708">
                <text:p>19708</text:p>
              </table:table-cell>
            </table:table-row>
            <table:table-row>
              <table:table-cell office:value-type="string">
                <text:p>0,249937</text:p>
              </table:table-cell>
              <table:table-cell office:value-type="float" office:value="21901">
                <text:p>21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